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38cm"/>
    </style:style>
    <style:style style:name="co2" style:family="table-column">
      <style:table-column-properties fo:break-before="auto" style:column-width="4.463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0.991cm"/>
    </style:style>
    <style:style style:name="co7" style:family="table-column">
      <style:table-column-properties fo:break-before="auto" style:column-width="1.127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1.3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99"/>
    <style:style style:name="ce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map style:condition="cell-content()=&quot;Ok&quot;" style:apply-style-name="Untitled1" style:base-cell-address="Sheet1.K2"/>
      <style:map style:condition="cell-content()!=&quot;Ok&quot;" style:apply-style-name="Untitled2" style:base-cell-address="Sheet1.K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1" table:number-rows-spanned="2">
            <text:p>Number</text:p>
          </table:table-cell>
          <table:table-cell table:style-name="ce2" office:value-type="string">
            <text:p>FizzBuzzKata</text:p>
          </table:table-cell>
          <table:table-cell table:style-name="ce5"/>
          <table:table-cell table:style-name="ce6" office:value-type="string" table:number-columns-spanned="7" table:number-rows-spanned="1">
            <text:p>Comprobación en hoja de cáculo</text:p>
          </table:table-cell>
          <table:covered-table-cell table:number-columns-repeated="6" table:style-name="ce7"/>
          <table:table-cell table:style-name="ce1" office:value-type="string">
            <text:p>Verificado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>
            <text:p>Output</text:p>
          </table:table-cell>
          <table:table-cell table:style-name="ce5"/>
          <table:table-cell table:style-name="ce7" office:value-type="float" office:value="3">
            <text:p>3</text:p>
          </table:table-cell>
          <table:table-cell table:style-name="ce7" table:formula="of:=&quot;tiene un &quot;&amp;[.D2]" office:value-type="string" office:string-value="tiene un 3">
            <text:p>tiene un 3</text:p>
          </table:table-cell>
          <table:table-cell table:style-name="ce7" office:value-type="float" office:value="5">
            <text:p>5</text:p>
          </table:table-cell>
          <table:table-cell table:style-name="ce7" table:formula="of:=&quot;tiene un &quot;&amp;[.F2]" office:value-type="string" office:string-value="tiene un 5">
            <text:p>tiene un 5</text:p>
          </table:table-cell>
          <table:table-cell table:style-name="ce7" office:value-type="string">
            <text:p>Fizz</text:p>
          </table:table-cell>
          <table:table-cell table:style-name="ce7" office:value-type="string">
            <text:p>Buzz</text:p>
          </table:table-cell>
          <table:table-cell table:style-name="ce7" office:value-type="string">
            <text:p>Resultado</text:p>
          </table:table-cell>
          <table:table-cell table:style-name="ce9" table:formula="of:=IF(AND([.K3:.K102]);&quot;Ok&quot;;&quot;Incorrecto&quot;)" office:value-type="string" office:string-value="Ok">
            <text:p>O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formula="of:=TEXT([.$A3];&quot;0,00&quot;)" office:value-type="string" office:string-value="1,00">
            <text:p>1,00</text:p>
          </table:table-cell>
          <table:table-cell table:formula="of:=MOD([.$A3];[.D$2])" office:value-type="float" office:value="1">
            <text:p>1</text:p>
          </table:table-cell>
          <table:table-cell table:formula="of:=ISNUMBER(SEARCH(&quot;3&quot;;TEXT([.$A3];&quot;0,00&quot;)))" office:value-type="boolean" office:boolean-value="false">
            <text:p>FALSO</text:p>
          </table:table-cell>
          <table:table-cell table:formula="of:=MOD([.$A3];[.F$2])" office:value-type="float" office:value="1">
            <text:p>1</text:p>
          </table:table-cell>
          <table:table-cell table:style-name="ce8" table:formula="of:=ISNUMBER(SEARCH(&quot;5&quot;;TEXT([.$A3];&quot;0,00&quot;)))" office:value-type="boolean" office:boolean-value="false">
            <text:p>FALSO</text:p>
          </table:table-cell>
          <table:table-cell table:formula="of:=IF(OR(0=[.D3];[.E3]);&quot;Fizz&quot;;&quot;&quot;)">
            <text:p/>
          </table:table-cell>
          <table:table-cell table:formula="of:=IF(OR(0=[.F3];[.G3]);&quot;Buzz&quot;;&quot;&quot;)">
            <text:p/>
          </table:table-cell>
          <table:table-cell table:style-name="ce4" table:formula="of:=IF([.H3]=[.I3];[.A3];[.H3]&amp;[.I3])" office:value-type="float" office:value="1">
            <text:p>1</text:p>
          </table:table-cell>
          <table:table-cell table:formula="of:=[.B3]=[.J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formula="of:=TEXT([.$A4];&quot;0,00&quot;)" office:value-type="string" office:string-value="2,00">
            <text:p>2,00</text:p>
          </table:table-cell>
          <table:table-cell table:formula="of:=MOD([.$A4];[.D$2])" office:value-type="float" office:value="2">
            <text:p>2</text:p>
          </table:table-cell>
          <table:table-cell table:formula="of:=ISNUMBER(SEARCH(&quot;3&quot;;TEXT([.$A4];&quot;0,00&quot;)))" office:value-type="boolean" office:boolean-value="false">
            <text:p>FALSO</text:p>
          </table:table-cell>
          <table:table-cell table:formula="of:=MOD([.$A4];[.F$2])" office:value-type="float" office:value="2">
            <text:p>2</text:p>
          </table:table-cell>
          <table:table-cell table:style-name="ce8" table:formula="of:=ISNUMBER(SEARCH(&quot;5&quot;;TEXT([.$A4];&quot;0,00&quot;)))" office:value-type="boolean" office:boolean-value="false">
            <text:p>FALSO</text:p>
          </table:table-cell>
          <table:table-cell table:formula="of:=IF(OR(0=[.D4];[.E4]);&quot;Fizz&quot;;&quot;&quot;)">
            <text:p/>
          </table:table-cell>
          <table:table-cell table:formula="of:=IF(OR(0=[.F4];[.G4]);&quot;Buzz&quot;;&quot;&quot;)">
            <text:p/>
          </table:table-cell>
          <table:table-cell table:style-name="ce4" table:formula="of:=IF([.H4]=[.I4];[.A4];[.H4]&amp;[.I4])" office:value-type="float" office:value="2">
            <text:p>2</text:p>
          </table:table-cell>
          <table:table-cell table:formula="of:=[.B4]=[.J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Fizz</text:p>
          </table:table-cell>
          <table:table-cell table:formula="of:=TEXT([.$A5];&quot;0,00&quot;)" office:value-type="string" office:string-value="3,00">
            <text:p>3,00</text:p>
          </table:table-cell>
          <table:table-cell table:formula="of:=MOD([.$A5];[.D$2])" office:value-type="float" office:value="0">
            <text:p>0</text:p>
          </table:table-cell>
          <table:table-cell table:formula="of:=ISNUMBER(SEARCH(&quot;3&quot;;TEXT([.$A5];&quot;0,00&quot;)))" office:value-type="boolean" office:boolean-value="true">
            <text:p>VERDADERO</text:p>
          </table:table-cell>
          <table:table-cell table:formula="of:=MOD([.$A5];[.F$2])" office:value-type="float" office:value="3">
            <text:p>3</text:p>
          </table:table-cell>
          <table:table-cell table:style-name="ce8" table:formula="of:=ISNUMBER(SEARCH(&quot;5&quot;;TEXT([.$A5];&quot;0,00&quot;)))" office:value-type="boolean" office:boolean-value="false">
            <text:p>FALSO</text:p>
          </table:table-cell>
          <table:table-cell table:formula="of:=IF(OR(0=[.D5];[.E5]);&quot;Fizz&quot;;&quot;&quot;)" office:value-type="string" office:string-value="Fizz">
            <text:p>Fizz</text:p>
          </table:table-cell>
          <table:table-cell table:formula="of:=IF(OR(0=[.F5];[.G5]);&quot;Buzz&quot;;&quot;&quot;)">
            <text:p/>
          </table:table-cell>
          <table:table-cell table:style-name="ce4" table:formula="of:=IF([.H5]=[.I5];[.A5];[.H5]&amp;[.I5])" office:value-type="string" office:string-value="Fizz">
            <text:p>Fizz</text:p>
          </table:table-cell>
          <table:table-cell table:formula="of:=[.B5]=[.J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formula="of:=TEXT([.$A6];&quot;0,00&quot;)" office:value-type="string" office:string-value="4,00">
            <text:p>4,00</text:p>
          </table:table-cell>
          <table:table-cell table:formula="of:=MOD([.$A6];[.D$2])" office:value-type="float" office:value="1">
            <text:p>1</text:p>
          </table:table-cell>
          <table:table-cell table:formula="of:=ISNUMBER(SEARCH(&quot;3&quot;;TEXT([.$A6];&quot;0,00&quot;)))" office:value-type="boolean" office:boolean-value="false">
            <text:p>FALSO</text:p>
          </table:table-cell>
          <table:table-cell table:formula="of:=MOD([.$A6];[.F$2])" office:value-type="float" office:value="4">
            <text:p>4</text:p>
          </table:table-cell>
          <table:table-cell table:style-name="ce8" table:formula="of:=ISNUMBER(SEARCH(&quot;5&quot;;TEXT([.$A6];&quot;0,00&quot;)))" office:value-type="boolean" office:boolean-value="false">
            <text:p>FALSO</text:p>
          </table:table-cell>
          <table:table-cell table:formula="of:=IF(OR(0=[.D6];[.E6]);&quot;Fizz&quot;;&quot;&quot;)">
            <text:p/>
          </table:table-cell>
          <table:table-cell table:formula="of:=IF(OR(0=[.F6];[.G6]);&quot;Buzz&quot;;&quot;&quot;)">
            <text:p/>
          </table:table-cell>
          <table:table-cell table:style-name="ce4" table:formula="of:=IF([.H6]=[.I6];[.A6];[.H6]&amp;[.I6])" office:value-type="float" office:value="4">
            <text:p>4</text:p>
          </table:table-cell>
          <table:table-cell table:formula="of:=[.B6]=[.J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Buzz</text:p>
          </table:table-cell>
          <table:table-cell table:formula="of:=TEXT([.$A7];&quot;0,00&quot;)" office:value-type="string" office:string-value="5,00">
            <text:p>5,00</text:p>
          </table:table-cell>
          <table:table-cell table:formula="of:=MOD([.$A7];[.D$2])" office:value-type="float" office:value="2">
            <text:p>2</text:p>
          </table:table-cell>
          <table:table-cell table:formula="of:=ISNUMBER(SEARCH(&quot;3&quot;;TEXT([.$A7];&quot;0,00&quot;)))" office:value-type="boolean" office:boolean-value="false">
            <text:p>FALSO</text:p>
          </table:table-cell>
          <table:table-cell table:formula="of:=MOD([.$A7];[.F$2])" office:value-type="float" office:value="0">
            <text:p>0</text:p>
          </table:table-cell>
          <table:table-cell table:style-name="ce8" table:formula="of:=ISNUMBER(SEARCH(&quot;5&quot;;TEXT([.$A7];&quot;0,00&quot;)))" office:value-type="boolean" office:boolean-value="true">
            <text:p>VERDADERO</text:p>
          </table:table-cell>
          <table:table-cell table:formula="of:=IF(OR(0=[.D7];[.E7]);&quot;Fizz&quot;;&quot;&quot;)">
            <text:p/>
          </table:table-cell>
          <table:table-cell table:formula="of:=IF(OR(0=[.F7];[.G7]);&quot;Buzz&quot;;&quot;&quot;)" office:value-type="string" office:string-value="Buzz">
            <text:p>Buzz</text:p>
          </table:table-cell>
          <table:table-cell table:style-name="ce4" table:formula="of:=IF([.H7]=[.I7];[.A7];[.H7]&amp;[.I7])" office:value-type="string" office:string-value="Buzz">
            <text:p>Buzz</text:p>
          </table:table-cell>
          <table:table-cell table:formula="of:=[.B7]=[.J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Fizz</text:p>
          </table:table-cell>
          <table:table-cell table:formula="of:=TEXT([.$A8];&quot;0,00&quot;)" office:value-type="string" office:string-value="6,00">
            <text:p>6,00</text:p>
          </table:table-cell>
          <table:table-cell table:formula="of:=MOD([.$A8];[.D$2])" office:value-type="float" office:value="0">
            <text:p>0</text:p>
          </table:table-cell>
          <table:table-cell table:formula="of:=ISNUMBER(SEARCH(&quot;3&quot;;TEXT([.$A8];&quot;0,00&quot;)))" office:value-type="boolean" office:boolean-value="false">
            <text:p>FALSO</text:p>
          </table:table-cell>
          <table:table-cell table:formula="of:=MOD([.$A8];[.F$2])" office:value-type="float" office:value="1">
            <text:p>1</text:p>
          </table:table-cell>
          <table:table-cell table:style-name="ce8" table:formula="of:=ISNUMBER(SEARCH(&quot;5&quot;;TEXT([.$A8];&quot;0,00&quot;)))" office:value-type="boolean" office:boolean-value="false">
            <text:p>FALSO</text:p>
          </table:table-cell>
          <table:table-cell table:formula="of:=IF(OR(0=[.D8];[.E8]);&quot;Fizz&quot;;&quot;&quot;)" office:value-type="string" office:string-value="Fizz">
            <text:p>Fizz</text:p>
          </table:table-cell>
          <table:table-cell table:formula="of:=IF(OR(0=[.F8];[.G8]);&quot;Buzz&quot;;&quot;&quot;)">
            <text:p/>
          </table:table-cell>
          <table:table-cell table:style-name="ce4" table:formula="of:=IF([.H8]=[.I8];[.A8];[.H8]&amp;[.I8])" office:value-type="string" office:string-value="Fizz">
            <text:p>Fizz</text:p>
          </table:table-cell>
          <table:table-cell table:formula="of:=[.B8]=[.J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7">
            <text:p>7</text:p>
          </table:table-cell>
          <table:table-cell table:formula="of:=TEXT([.$A9];&quot;0,00&quot;)" office:value-type="string" office:string-value="7,00">
            <text:p>7,00</text:p>
          </table:table-cell>
          <table:table-cell table:formula="of:=MOD([.$A9];[.D$2])" office:value-type="float" office:value="1">
            <text:p>1</text:p>
          </table:table-cell>
          <table:table-cell table:formula="of:=ISNUMBER(SEARCH(&quot;3&quot;;TEXT([.$A9];&quot;0,00&quot;)))" office:value-type="boolean" office:boolean-value="false">
            <text:p>FALSO</text:p>
          </table:table-cell>
          <table:table-cell table:formula="of:=MOD([.$A9];[.F$2])" office:value-type="float" office:value="2">
            <text:p>2</text:p>
          </table:table-cell>
          <table:table-cell table:style-name="ce8" table:formula="of:=ISNUMBER(SEARCH(&quot;5&quot;;TEXT([.$A9];&quot;0,00&quot;)))" office:value-type="boolean" office:boolean-value="false">
            <text:p>FALSO</text:p>
          </table:table-cell>
          <table:table-cell table:formula="of:=IF(OR(0=[.D9];[.E9]);&quot;Fizz&quot;;&quot;&quot;)">
            <text:p/>
          </table:table-cell>
          <table:table-cell table:formula="of:=IF(OR(0=[.F9];[.G9]);&quot;Buzz&quot;;&quot;&quot;)">
            <text:p/>
          </table:table-cell>
          <table:table-cell table:style-name="ce4" table:formula="of:=IF([.H9]=[.I9];[.A9];[.H9]&amp;[.I9])" office:value-type="float" office:value="7">
            <text:p>7</text:p>
          </table:table-cell>
          <table:table-cell table:formula="of:=[.B9]=[.J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formula="of:=TEXT([.$A10];&quot;0,00&quot;)" office:value-type="string" office:string-value="8,00">
            <text:p>8,00</text:p>
          </table:table-cell>
          <table:table-cell table:formula="of:=MOD([.$A10];[.D$2])" office:value-type="float" office:value="2">
            <text:p>2</text:p>
          </table:table-cell>
          <table:table-cell table:formula="of:=ISNUMBER(SEARCH(&quot;3&quot;;TEXT([.$A10];&quot;0,00&quot;)))" office:value-type="boolean" office:boolean-value="false">
            <text:p>FALSO</text:p>
          </table:table-cell>
          <table:table-cell table:formula="of:=MOD([.$A10];[.F$2])" office:value-type="float" office:value="3">
            <text:p>3</text:p>
          </table:table-cell>
          <table:table-cell table:style-name="ce8" table:formula="of:=ISNUMBER(SEARCH(&quot;5&quot;;TEXT([.$A10];&quot;0,00&quot;)))" office:value-type="boolean" office:boolean-value="false">
            <text:p>FALSO</text:p>
          </table:table-cell>
          <table:table-cell table:formula="of:=IF(OR(0=[.D10];[.E10]);&quot;Fizz&quot;;&quot;&quot;)">
            <text:p/>
          </table:table-cell>
          <table:table-cell table:formula="of:=IF(OR(0=[.F10];[.G10]);&quot;Buzz&quot;;&quot;&quot;)">
            <text:p/>
          </table:table-cell>
          <table:table-cell table:style-name="ce4" table:formula="of:=IF([.H10]=[.I10];[.A10];[.H10]&amp;[.I10])" office:value-type="float" office:value="8">
            <text:p>8</text:p>
          </table:table-cell>
          <table:table-cell table:formula="of:=[.B10]=[.J1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Fizz</text:p>
          </table:table-cell>
          <table:table-cell table:formula="of:=TEXT([.$A11];&quot;0,00&quot;)" office:value-type="string" office:string-value="9,00">
            <text:p>9,00</text:p>
          </table:table-cell>
          <table:table-cell table:formula="of:=MOD([.$A11];[.D$2])" office:value-type="float" office:value="0">
            <text:p>0</text:p>
          </table:table-cell>
          <table:table-cell table:formula="of:=ISNUMBER(SEARCH(&quot;3&quot;;TEXT([.$A11];&quot;0,00&quot;)))" office:value-type="boolean" office:boolean-value="false">
            <text:p>FALSO</text:p>
          </table:table-cell>
          <table:table-cell table:formula="of:=MOD([.$A11];[.F$2])" office:value-type="float" office:value="4">
            <text:p>4</text:p>
          </table:table-cell>
          <table:table-cell table:style-name="ce8" table:formula="of:=ISNUMBER(SEARCH(&quot;5&quot;;TEXT([.$A11];&quot;0,00&quot;)))" office:value-type="boolean" office:boolean-value="false">
            <text:p>FALSO</text:p>
          </table:table-cell>
          <table:table-cell table:formula="of:=IF(OR(0=[.D11];[.E11]);&quot;Fizz&quot;;&quot;&quot;)" office:value-type="string" office:string-value="Fizz">
            <text:p>Fizz</text:p>
          </table:table-cell>
          <table:table-cell table:formula="of:=IF(OR(0=[.F11];[.G11]);&quot;Buzz&quot;;&quot;&quot;)">
            <text:p/>
          </table:table-cell>
          <table:table-cell table:style-name="ce4" table:formula="of:=IF([.H11]=[.I11];[.A11];[.H11]&amp;[.I11])" office:value-type="string" office:string-value="Fizz">
            <text:p>Fizz</text:p>
          </table:table-cell>
          <table:table-cell table:formula="of:=[.B11]=[.J1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Buzz</text:p>
          </table:table-cell>
          <table:table-cell table:formula="of:=TEXT([.$A12];&quot;0,00&quot;)" office:value-type="string" office:string-value="10,00">
            <text:p>10,00</text:p>
          </table:table-cell>
          <table:table-cell table:formula="of:=MOD([.$A12];[.D$2])" office:value-type="float" office:value="1">
            <text:p>1</text:p>
          </table:table-cell>
          <table:table-cell table:formula="of:=ISNUMBER(SEARCH(&quot;3&quot;;TEXT([.$A12];&quot;0,00&quot;)))" office:value-type="boolean" office:boolean-value="false">
            <text:p>FALSO</text:p>
          </table:table-cell>
          <table:table-cell table:formula="of:=MOD([.$A12];[.F$2])" office:value-type="float" office:value="0">
            <text:p>0</text:p>
          </table:table-cell>
          <table:table-cell table:style-name="ce8" table:formula="of:=ISNUMBER(SEARCH(&quot;5&quot;;TEXT([.$A12];&quot;0,00&quot;)))" office:value-type="boolean" office:boolean-value="false">
            <text:p>FALSO</text:p>
          </table:table-cell>
          <table:table-cell table:formula="of:=IF(OR(0=[.D12];[.E12]);&quot;Fizz&quot;;&quot;&quot;)">
            <text:p/>
          </table:table-cell>
          <table:table-cell table:formula="of:=IF(OR(0=[.F12];[.G12]);&quot;Buzz&quot;;&quot;&quot;)" office:value-type="string" office:string-value="Buzz">
            <text:p>Buzz</text:p>
          </table:table-cell>
          <table:table-cell table:style-name="ce4" table:formula="of:=IF([.H12]=[.I12];[.A12];[.H12]&amp;[.I12])" office:value-type="string" office:string-value="Buzz">
            <text:p>Buzz</text:p>
          </table:table-cell>
          <table:table-cell table:formula="of:=[.B12]=[.J12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formula="of:=TEXT([.$A13];&quot;0,00&quot;)" office:value-type="string" office:string-value="11,00">
            <text:p>11,00</text:p>
          </table:table-cell>
          <table:table-cell table:formula="of:=MOD([.$A13];[.D$2])" office:value-type="float" office:value="2">
            <text:p>2</text:p>
          </table:table-cell>
          <table:table-cell table:formula="of:=ISNUMBER(SEARCH(&quot;3&quot;;TEXT([.$A13];&quot;0,00&quot;)))" office:value-type="boolean" office:boolean-value="false">
            <text:p>FALSO</text:p>
          </table:table-cell>
          <table:table-cell table:formula="of:=MOD([.$A13];[.F$2])" office:value-type="float" office:value="1">
            <text:p>1</text:p>
          </table:table-cell>
          <table:table-cell table:style-name="ce8" table:formula="of:=ISNUMBER(SEARCH(&quot;5&quot;;TEXT([.$A13];&quot;0,00&quot;)))" office:value-type="boolean" office:boolean-value="false">
            <text:p>FALSO</text:p>
          </table:table-cell>
          <table:table-cell table:formula="of:=IF(OR(0=[.D13];[.E13]);&quot;Fizz&quot;;&quot;&quot;)">
            <text:p/>
          </table:table-cell>
          <table:table-cell table:formula="of:=IF(OR(0=[.F13];[.G13]);&quot;Buzz&quot;;&quot;&quot;)">
            <text:p/>
          </table:table-cell>
          <table:table-cell table:style-name="ce4" table:formula="of:=IF([.H13]=[.I13];[.A13];[.H13]&amp;[.I13])" office:value-type="float" office:value="11">
            <text:p>11</text:p>
          </table:table-cell>
          <table:table-cell table:formula="of:=[.B13]=[.J1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Fizz</text:p>
          </table:table-cell>
          <table:table-cell table:formula="of:=TEXT([.$A14];&quot;0,00&quot;)" office:value-type="string" office:string-value="12,00">
            <text:p>12,00</text:p>
          </table:table-cell>
          <table:table-cell table:formula="of:=MOD([.$A14];[.D$2])" office:value-type="float" office:value="0">
            <text:p>0</text:p>
          </table:table-cell>
          <table:table-cell table:formula="of:=ISNUMBER(SEARCH(&quot;3&quot;;TEXT([.$A14];&quot;0,00&quot;)))" office:value-type="boolean" office:boolean-value="false">
            <text:p>FALSO</text:p>
          </table:table-cell>
          <table:table-cell table:formula="of:=MOD([.$A14];[.F$2])" office:value-type="float" office:value="2">
            <text:p>2</text:p>
          </table:table-cell>
          <table:table-cell table:style-name="ce8" table:formula="of:=ISNUMBER(SEARCH(&quot;5&quot;;TEXT([.$A14];&quot;0,00&quot;)))" office:value-type="boolean" office:boolean-value="false">
            <text:p>FALSO</text:p>
          </table:table-cell>
          <table:table-cell table:formula="of:=IF(OR(0=[.D14];[.E14]);&quot;Fizz&quot;;&quot;&quot;)" office:value-type="string" office:string-value="Fizz">
            <text:p>Fizz</text:p>
          </table:table-cell>
          <table:table-cell table:formula="of:=IF(OR(0=[.F14];[.G14]);&quot;Buzz&quot;;&quot;&quot;)">
            <text:p/>
          </table:table-cell>
          <table:table-cell table:style-name="ce4" table:formula="of:=IF([.H14]=[.I14];[.A14];[.H14]&amp;[.I14])" office:value-type="string" office:string-value="Fizz">
            <text:p>Fizz</text:p>
          </table:table-cell>
          <table:table-cell table:formula="of:=[.B14]=[.J1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Fizz</text:p>
          </table:table-cell>
          <table:table-cell table:formula="of:=TEXT([.$A15];&quot;0,00&quot;)" office:value-type="string" office:string-value="13,00">
            <text:p>13,00</text:p>
          </table:table-cell>
          <table:table-cell table:formula="of:=MOD([.$A15];[.D$2])" office:value-type="float" office:value="1">
            <text:p>1</text:p>
          </table:table-cell>
          <table:table-cell table:formula="of:=ISNUMBER(SEARCH(&quot;3&quot;;TEXT([.$A15];&quot;0,00&quot;)))" office:value-type="boolean" office:boolean-value="true">
            <text:p>VERDADERO</text:p>
          </table:table-cell>
          <table:table-cell table:formula="of:=MOD([.$A15];[.F$2])" office:value-type="float" office:value="3">
            <text:p>3</text:p>
          </table:table-cell>
          <table:table-cell table:style-name="ce8" table:formula="of:=ISNUMBER(SEARCH(&quot;5&quot;;TEXT([.$A15];&quot;0,00&quot;)))" office:value-type="boolean" office:boolean-value="false">
            <text:p>FALSO</text:p>
          </table:table-cell>
          <table:table-cell table:formula="of:=IF(OR(0=[.D15];[.E15]);&quot;Fizz&quot;;&quot;&quot;)" office:value-type="string" office:string-value="Fizz">
            <text:p>Fizz</text:p>
          </table:table-cell>
          <table:table-cell table:formula="of:=IF(OR(0=[.F15];[.G15]);&quot;Buzz&quot;;&quot;&quot;)">
            <text:p/>
          </table:table-cell>
          <table:table-cell table:style-name="ce4" table:formula="of:=IF([.H15]=[.I15];[.A15];[.H15]&amp;[.I15])" office:value-type="string" office:string-value="Fizz">
            <text:p>Fizz</text:p>
          </table:table-cell>
          <table:table-cell table:formula="of:=[.B15]=[.J1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formula="of:=TEXT([.$A16];&quot;0,00&quot;)" office:value-type="string" office:string-value="14,00">
            <text:p>14,00</text:p>
          </table:table-cell>
          <table:table-cell table:formula="of:=MOD([.$A16];[.D$2])" office:value-type="float" office:value="2">
            <text:p>2</text:p>
          </table:table-cell>
          <table:table-cell table:formula="of:=ISNUMBER(SEARCH(&quot;3&quot;;TEXT([.$A16];&quot;0,00&quot;)))" office:value-type="boolean" office:boolean-value="false">
            <text:p>FALSO</text:p>
          </table:table-cell>
          <table:table-cell table:formula="of:=MOD([.$A16];[.F$2])" office:value-type="float" office:value="4">
            <text:p>4</text:p>
          </table:table-cell>
          <table:table-cell table:style-name="ce8" table:formula="of:=ISNUMBER(SEARCH(&quot;5&quot;;TEXT([.$A16];&quot;0,00&quot;)))" office:value-type="boolean" office:boolean-value="false">
            <text:p>FALSO</text:p>
          </table:table-cell>
          <table:table-cell table:formula="of:=IF(OR(0=[.D16];[.E16]);&quot;Fizz&quot;;&quot;&quot;)">
            <text:p/>
          </table:table-cell>
          <table:table-cell table:formula="of:=IF(OR(0=[.F16];[.G16]);&quot;Buzz&quot;;&quot;&quot;)">
            <text:p/>
          </table:table-cell>
          <table:table-cell table:style-name="ce4" table:formula="of:=IF([.H16]=[.I16];[.A16];[.H16]&amp;[.I16])" office:value-type="float" office:value="14">
            <text:p>14</text:p>
          </table:table-cell>
          <table:table-cell table:formula="of:=[.B16]=[.J1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FizzBuzz</text:p>
          </table:table-cell>
          <table:table-cell table:formula="of:=TEXT([.$A17];&quot;0,00&quot;)" office:value-type="string" office:string-value="15,00">
            <text:p>15,00</text:p>
          </table:table-cell>
          <table:table-cell table:formula="of:=MOD([.$A17];[.D$2])" office:value-type="float" office:value="0">
            <text:p>0</text:p>
          </table:table-cell>
          <table:table-cell table:formula="of:=ISNUMBER(SEARCH(&quot;3&quot;;TEXT([.$A17];&quot;0,00&quot;)))" office:value-type="boolean" office:boolean-value="false">
            <text:p>FALSO</text:p>
          </table:table-cell>
          <table:table-cell table:formula="of:=MOD([.$A17];[.F$2])" office:value-type="float" office:value="0">
            <text:p>0</text:p>
          </table:table-cell>
          <table:table-cell table:style-name="ce8" table:formula="of:=ISNUMBER(SEARCH(&quot;5&quot;;TEXT([.$A17];&quot;0,00&quot;)))" office:value-type="boolean" office:boolean-value="true">
            <text:p>VERDADERO</text:p>
          </table:table-cell>
          <table:table-cell table:formula="of:=IF(OR(0=[.D17];[.E17]);&quot;Fizz&quot;;&quot;&quot;)" office:value-type="string" office:string-value="Fizz">
            <text:p>Fizz</text:p>
          </table:table-cell>
          <table:table-cell table:formula="of:=IF(OR(0=[.F17];[.G17]);&quot;Buzz&quot;;&quot;&quot;)" office:value-type="string" office:string-value="Buzz">
            <text:p>Buzz</text:p>
          </table:table-cell>
          <table:table-cell table:style-name="ce4" table:formula="of:=IF([.H17]=[.I17];[.A17];[.H17]&amp;[.I17])" office:value-type="string" office:string-value="FizzBuzz">
            <text:p>FizzBuzz</text:p>
          </table:table-cell>
          <table:table-cell table:formula="of:=[.B17]=[.J1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formula="of:=TEXT([.$A18];&quot;0,00&quot;)" office:value-type="string" office:string-value="16,00">
            <text:p>16,00</text:p>
          </table:table-cell>
          <table:table-cell table:formula="of:=MOD([.$A18];[.D$2])" office:value-type="float" office:value="1">
            <text:p>1</text:p>
          </table:table-cell>
          <table:table-cell table:formula="of:=ISNUMBER(SEARCH(&quot;3&quot;;TEXT([.$A18];&quot;0,00&quot;)))" office:value-type="boolean" office:boolean-value="false">
            <text:p>FALSO</text:p>
          </table:table-cell>
          <table:table-cell table:formula="of:=MOD([.$A18];[.F$2])" office:value-type="float" office:value="1">
            <text:p>1</text:p>
          </table:table-cell>
          <table:table-cell table:style-name="ce8" table:formula="of:=ISNUMBER(SEARCH(&quot;5&quot;;TEXT([.$A18];&quot;0,00&quot;)))" office:value-type="boolean" office:boolean-value="false">
            <text:p>FALSO</text:p>
          </table:table-cell>
          <table:table-cell table:formula="of:=IF(OR(0=[.D18];[.E18]);&quot;Fizz&quot;;&quot;&quot;)">
            <text:p/>
          </table:table-cell>
          <table:table-cell table:formula="of:=IF(OR(0=[.F18];[.G18]);&quot;Buzz&quot;;&quot;&quot;)">
            <text:p/>
          </table:table-cell>
          <table:table-cell table:style-name="ce4" table:formula="of:=IF([.H18]=[.I18];[.A18];[.H18]&amp;[.I18])" office:value-type="float" office:value="16">
            <text:p>16</text:p>
          </table:table-cell>
          <table:table-cell table:formula="of:=[.B18]=[.J1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formula="of:=TEXT([.$A19];&quot;0,00&quot;)" office:value-type="string" office:string-value="17,00">
            <text:p>17,00</text:p>
          </table:table-cell>
          <table:table-cell table:formula="of:=MOD([.$A19];[.D$2])" office:value-type="float" office:value="2">
            <text:p>2</text:p>
          </table:table-cell>
          <table:table-cell table:formula="of:=ISNUMBER(SEARCH(&quot;3&quot;;TEXT([.$A19];&quot;0,00&quot;)))" office:value-type="boolean" office:boolean-value="false">
            <text:p>FALSO</text:p>
          </table:table-cell>
          <table:table-cell table:formula="of:=MOD([.$A19];[.F$2])" office:value-type="float" office:value="2">
            <text:p>2</text:p>
          </table:table-cell>
          <table:table-cell table:style-name="ce8" table:formula="of:=ISNUMBER(SEARCH(&quot;5&quot;;TEXT([.$A19];&quot;0,00&quot;)))" office:value-type="boolean" office:boolean-value="false">
            <text:p>FALSO</text:p>
          </table:table-cell>
          <table:table-cell table:formula="of:=IF(OR(0=[.D19];[.E19]);&quot;Fizz&quot;;&quot;&quot;)">
            <text:p/>
          </table:table-cell>
          <table:table-cell table:formula="of:=IF(OR(0=[.F19];[.G19]);&quot;Buzz&quot;;&quot;&quot;)">
            <text:p/>
          </table:table-cell>
          <table:table-cell table:style-name="ce4" table:formula="of:=IF([.H19]=[.I19];[.A19];[.H19]&amp;[.I19])" office:value-type="float" office:value="17">
            <text:p>17</text:p>
          </table:table-cell>
          <table:table-cell table:formula="of:=[.B19]=[.J1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string">
            <text:p>Fizz</text:p>
          </table:table-cell>
          <table:table-cell table:formula="of:=TEXT([.$A20];&quot;0,00&quot;)" office:value-type="string" office:string-value="18,00">
            <text:p>18,00</text:p>
          </table:table-cell>
          <table:table-cell table:formula="of:=MOD([.$A20];[.D$2])" office:value-type="float" office:value="0">
            <text:p>0</text:p>
          </table:table-cell>
          <table:table-cell table:formula="of:=ISNUMBER(SEARCH(&quot;3&quot;;TEXT([.$A20];&quot;0,00&quot;)))" office:value-type="boolean" office:boolean-value="false">
            <text:p>FALSO</text:p>
          </table:table-cell>
          <table:table-cell table:formula="of:=MOD([.$A20];[.F$2])" office:value-type="float" office:value="3">
            <text:p>3</text:p>
          </table:table-cell>
          <table:table-cell table:style-name="ce8" table:formula="of:=ISNUMBER(SEARCH(&quot;5&quot;;TEXT([.$A20];&quot;0,00&quot;)))" office:value-type="boolean" office:boolean-value="false">
            <text:p>FALSO</text:p>
          </table:table-cell>
          <table:table-cell table:formula="of:=IF(OR(0=[.D20];[.E20]);&quot;Fizz&quot;;&quot;&quot;)" office:value-type="string" office:string-value="Fizz">
            <text:p>Fizz</text:p>
          </table:table-cell>
          <table:table-cell table:formula="of:=IF(OR(0=[.F20];[.G20]);&quot;Buzz&quot;;&quot;&quot;)">
            <text:p/>
          </table:table-cell>
          <table:table-cell table:style-name="ce4" table:formula="of:=IF([.H20]=[.I20];[.A20];[.H20]&amp;[.I20])" office:value-type="string" office:string-value="Fizz">
            <text:p>Fizz</text:p>
          </table:table-cell>
          <table:table-cell table:formula="of:=[.B20]=[.J2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formula="of:=TEXT([.$A21];&quot;0,00&quot;)" office:value-type="string" office:string-value="19,00">
            <text:p>19,00</text:p>
          </table:table-cell>
          <table:table-cell table:formula="of:=MOD([.$A21];[.D$2])" office:value-type="float" office:value="1">
            <text:p>1</text:p>
          </table:table-cell>
          <table:table-cell table:formula="of:=ISNUMBER(SEARCH(&quot;3&quot;;TEXT([.$A21];&quot;0,00&quot;)))" office:value-type="boolean" office:boolean-value="false">
            <text:p>FALSO</text:p>
          </table:table-cell>
          <table:table-cell table:formula="of:=MOD([.$A21];[.F$2])" office:value-type="float" office:value="4">
            <text:p>4</text:p>
          </table:table-cell>
          <table:table-cell table:style-name="ce8" table:formula="of:=ISNUMBER(SEARCH(&quot;5&quot;;TEXT([.$A21];&quot;0,00&quot;)))" office:value-type="boolean" office:boolean-value="false">
            <text:p>FALSO</text:p>
          </table:table-cell>
          <table:table-cell table:formula="of:=IF(OR(0=[.D21];[.E21]);&quot;Fizz&quot;;&quot;&quot;)">
            <text:p/>
          </table:table-cell>
          <table:table-cell table:formula="of:=IF(OR(0=[.F21];[.G21]);&quot;Buzz&quot;;&quot;&quot;)">
            <text:p/>
          </table:table-cell>
          <table:table-cell table:style-name="ce4" table:formula="of:=IF([.H21]=[.I21];[.A21];[.H21]&amp;[.I21])" office:value-type="float" office:value="19">
            <text:p>19</text:p>
          </table:table-cell>
          <table:table-cell table:formula="of:=[.B21]=[.J2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Buzz</text:p>
          </table:table-cell>
          <table:table-cell table:formula="of:=TEXT([.$A22];&quot;0,00&quot;)" office:value-type="string" office:string-value="20,00">
            <text:p>20,00</text:p>
          </table:table-cell>
          <table:table-cell table:formula="of:=MOD([.$A22];[.D$2])" office:value-type="float" office:value="2">
            <text:p>2</text:p>
          </table:table-cell>
          <table:table-cell table:formula="of:=ISNUMBER(SEARCH(&quot;3&quot;;TEXT([.$A22];&quot;0,00&quot;)))" office:value-type="boolean" office:boolean-value="false">
            <text:p>FALSO</text:p>
          </table:table-cell>
          <table:table-cell table:formula="of:=MOD([.$A22];[.F$2])" office:value-type="float" office:value="0">
            <text:p>0</text:p>
          </table:table-cell>
          <table:table-cell table:style-name="ce8" table:formula="of:=ISNUMBER(SEARCH(&quot;5&quot;;TEXT([.$A22];&quot;0,00&quot;)))" office:value-type="boolean" office:boolean-value="false">
            <text:p>FALSO</text:p>
          </table:table-cell>
          <table:table-cell table:formula="of:=IF(OR(0=[.D22];[.E22]);&quot;Fizz&quot;;&quot;&quot;)">
            <text:p/>
          </table:table-cell>
          <table:table-cell table:formula="of:=IF(OR(0=[.F22];[.G22]);&quot;Buzz&quot;;&quot;&quot;)" office:value-type="string" office:string-value="Buzz">
            <text:p>Buzz</text:p>
          </table:table-cell>
          <table:table-cell table:style-name="ce4" table:formula="of:=IF([.H22]=[.I22];[.A22];[.H22]&amp;[.I22])" office:value-type="string" office:string-value="Buzz">
            <text:p>Buzz</text:p>
          </table:table-cell>
          <table:table-cell table:formula="of:=[.B22]=[.J22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Fizz</text:p>
          </table:table-cell>
          <table:table-cell table:formula="of:=TEXT([.$A23];&quot;0,00&quot;)" office:value-type="string" office:string-value="21,00">
            <text:p>21,00</text:p>
          </table:table-cell>
          <table:table-cell table:formula="of:=MOD([.$A23];[.D$2])" office:value-type="float" office:value="0">
            <text:p>0</text:p>
          </table:table-cell>
          <table:table-cell table:formula="of:=ISNUMBER(SEARCH(&quot;3&quot;;TEXT([.$A23];&quot;0,00&quot;)))" office:value-type="boolean" office:boolean-value="false">
            <text:p>FALSO</text:p>
          </table:table-cell>
          <table:table-cell table:formula="of:=MOD([.$A23];[.F$2])" office:value-type="float" office:value="1">
            <text:p>1</text:p>
          </table:table-cell>
          <table:table-cell table:style-name="ce8" table:formula="of:=ISNUMBER(SEARCH(&quot;5&quot;;TEXT([.$A23];&quot;0,00&quot;)))" office:value-type="boolean" office:boolean-value="false">
            <text:p>FALSO</text:p>
          </table:table-cell>
          <table:table-cell table:formula="of:=IF(OR(0=[.D23];[.E23]);&quot;Fizz&quot;;&quot;&quot;)" office:value-type="string" office:string-value="Fizz">
            <text:p>Fizz</text:p>
          </table:table-cell>
          <table:table-cell table:formula="of:=IF(OR(0=[.F23];[.G23]);&quot;Buzz&quot;;&quot;&quot;)">
            <text:p/>
          </table:table-cell>
          <table:table-cell table:style-name="ce4" table:formula="of:=IF([.H23]=[.I23];[.A23];[.H23]&amp;[.I23])" office:value-type="string" office:string-value="Fizz">
            <text:p>Fizz</text:p>
          </table:table-cell>
          <table:table-cell table:formula="of:=[.B23]=[.J2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formula="of:=TEXT([.$A24];&quot;0,00&quot;)" office:value-type="string" office:string-value="22,00">
            <text:p>22,00</text:p>
          </table:table-cell>
          <table:table-cell table:formula="of:=MOD([.$A24];[.D$2])" office:value-type="float" office:value="1">
            <text:p>1</text:p>
          </table:table-cell>
          <table:table-cell table:formula="of:=ISNUMBER(SEARCH(&quot;3&quot;;TEXT([.$A24];&quot;0,00&quot;)))" office:value-type="boolean" office:boolean-value="false">
            <text:p>FALSO</text:p>
          </table:table-cell>
          <table:table-cell table:formula="of:=MOD([.$A24];[.F$2])" office:value-type="float" office:value="2">
            <text:p>2</text:p>
          </table:table-cell>
          <table:table-cell table:style-name="ce8" table:formula="of:=ISNUMBER(SEARCH(&quot;5&quot;;TEXT([.$A24];&quot;0,00&quot;)))" office:value-type="boolean" office:boolean-value="false">
            <text:p>FALSO</text:p>
          </table:table-cell>
          <table:table-cell table:formula="of:=IF(OR(0=[.D24];[.E24]);&quot;Fizz&quot;;&quot;&quot;)">
            <text:p/>
          </table:table-cell>
          <table:table-cell table:formula="of:=IF(OR(0=[.F24];[.G24]);&quot;Buzz&quot;;&quot;&quot;)">
            <text:p/>
          </table:table-cell>
          <table:table-cell table:style-name="ce4" table:formula="of:=IF([.H24]=[.I24];[.A24];[.H24]&amp;[.I24])" office:value-type="float" office:value="22">
            <text:p>22</text:p>
          </table:table-cell>
          <table:table-cell table:formula="of:=[.B24]=[.J2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Fizz</text:p>
          </table:table-cell>
          <table:table-cell table:formula="of:=TEXT([.$A25];&quot;0,00&quot;)" office:value-type="string" office:string-value="23,00">
            <text:p>23,00</text:p>
          </table:table-cell>
          <table:table-cell table:formula="of:=MOD([.$A25];[.D$2])" office:value-type="float" office:value="2">
            <text:p>2</text:p>
          </table:table-cell>
          <table:table-cell table:formula="of:=ISNUMBER(SEARCH(&quot;3&quot;;TEXT([.$A25];&quot;0,00&quot;)))" office:value-type="boolean" office:boolean-value="true">
            <text:p>VERDADERO</text:p>
          </table:table-cell>
          <table:table-cell table:formula="of:=MOD([.$A25];[.F$2])" office:value-type="float" office:value="3">
            <text:p>3</text:p>
          </table:table-cell>
          <table:table-cell table:style-name="ce8" table:formula="of:=ISNUMBER(SEARCH(&quot;5&quot;;TEXT([.$A25];&quot;0,00&quot;)))" office:value-type="boolean" office:boolean-value="false">
            <text:p>FALSO</text:p>
          </table:table-cell>
          <table:table-cell table:formula="of:=IF(OR(0=[.D25];[.E25]);&quot;Fizz&quot;;&quot;&quot;)" office:value-type="string" office:string-value="Fizz">
            <text:p>Fizz</text:p>
          </table:table-cell>
          <table:table-cell table:formula="of:=IF(OR(0=[.F25];[.G25]);&quot;Buzz&quot;;&quot;&quot;)">
            <text:p/>
          </table:table-cell>
          <table:table-cell table:style-name="ce4" table:formula="of:=IF([.H25]=[.I25];[.A25];[.H25]&amp;[.I25])" office:value-type="string" office:string-value="Fizz">
            <text:p>Fizz</text:p>
          </table:table-cell>
          <table:table-cell table:formula="of:=[.B25]=[.J2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Fizz</text:p>
          </table:table-cell>
          <table:table-cell table:formula="of:=TEXT([.$A26];&quot;0,00&quot;)" office:value-type="string" office:string-value="24,00">
            <text:p>24,00</text:p>
          </table:table-cell>
          <table:table-cell table:formula="of:=MOD([.$A26];[.D$2])" office:value-type="float" office:value="0">
            <text:p>0</text:p>
          </table:table-cell>
          <table:table-cell table:formula="of:=ISNUMBER(SEARCH(&quot;3&quot;;TEXT([.$A26];&quot;0,00&quot;)))" office:value-type="boolean" office:boolean-value="false">
            <text:p>FALSO</text:p>
          </table:table-cell>
          <table:table-cell table:formula="of:=MOD([.$A26];[.F$2])" office:value-type="float" office:value="4">
            <text:p>4</text:p>
          </table:table-cell>
          <table:table-cell table:style-name="ce8" table:formula="of:=ISNUMBER(SEARCH(&quot;5&quot;;TEXT([.$A26];&quot;0,00&quot;)))" office:value-type="boolean" office:boolean-value="false">
            <text:p>FALSO</text:p>
          </table:table-cell>
          <table:table-cell table:formula="of:=IF(OR(0=[.D26];[.E26]);&quot;Fizz&quot;;&quot;&quot;)" office:value-type="string" office:string-value="Fizz">
            <text:p>Fizz</text:p>
          </table:table-cell>
          <table:table-cell table:formula="of:=IF(OR(0=[.F26];[.G26]);&quot;Buzz&quot;;&quot;&quot;)">
            <text:p/>
          </table:table-cell>
          <table:table-cell table:style-name="ce4" table:formula="of:=IF([.H26]=[.I26];[.A26];[.H26]&amp;[.I26])" office:value-type="string" office:string-value="Fizz">
            <text:p>Fizz</text:p>
          </table:table-cell>
          <table:table-cell table:formula="of:=[.B26]=[.J2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Buzz</text:p>
          </table:table-cell>
          <table:table-cell table:formula="of:=TEXT([.$A27];&quot;0,00&quot;)" office:value-type="string" office:string-value="25,00">
            <text:p>25,00</text:p>
          </table:table-cell>
          <table:table-cell table:formula="of:=MOD([.$A27];[.D$2])" office:value-type="float" office:value="1">
            <text:p>1</text:p>
          </table:table-cell>
          <table:table-cell table:formula="of:=ISNUMBER(SEARCH(&quot;3&quot;;TEXT([.$A27];&quot;0,00&quot;)))" office:value-type="boolean" office:boolean-value="false">
            <text:p>FALSO</text:p>
          </table:table-cell>
          <table:table-cell table:formula="of:=MOD([.$A27];[.F$2])" office:value-type="float" office:value="0">
            <text:p>0</text:p>
          </table:table-cell>
          <table:table-cell table:style-name="ce8" table:formula="of:=ISNUMBER(SEARCH(&quot;5&quot;;TEXT([.$A27];&quot;0,00&quot;)))" office:value-type="boolean" office:boolean-value="true">
            <text:p>VERDADERO</text:p>
          </table:table-cell>
          <table:table-cell table:formula="of:=IF(OR(0=[.D27];[.E27]);&quot;Fizz&quot;;&quot;&quot;)">
            <text:p/>
          </table:table-cell>
          <table:table-cell table:formula="of:=IF(OR(0=[.F27];[.G27]);&quot;Buzz&quot;;&quot;&quot;)" office:value-type="string" office:string-value="Buzz">
            <text:p>Buzz</text:p>
          </table:table-cell>
          <table:table-cell table:style-name="ce4" table:formula="of:=IF([.H27]=[.I27];[.A27];[.H27]&amp;[.I27])" office:value-type="string" office:string-value="Buzz">
            <text:p>Buzz</text:p>
          </table:table-cell>
          <table:table-cell table:formula="of:=[.B27]=[.J2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formula="of:=TEXT([.$A28];&quot;0,00&quot;)" office:value-type="string" office:string-value="26,00">
            <text:p>26,00</text:p>
          </table:table-cell>
          <table:table-cell table:formula="of:=MOD([.$A28];[.D$2])" office:value-type="float" office:value="2">
            <text:p>2</text:p>
          </table:table-cell>
          <table:table-cell table:formula="of:=ISNUMBER(SEARCH(&quot;3&quot;;TEXT([.$A28];&quot;0,00&quot;)))" office:value-type="boolean" office:boolean-value="false">
            <text:p>FALSO</text:p>
          </table:table-cell>
          <table:table-cell table:formula="of:=MOD([.$A28];[.F$2])" office:value-type="float" office:value="1">
            <text:p>1</text:p>
          </table:table-cell>
          <table:table-cell table:style-name="ce8" table:formula="of:=ISNUMBER(SEARCH(&quot;5&quot;;TEXT([.$A28];&quot;0,00&quot;)))" office:value-type="boolean" office:boolean-value="false">
            <text:p>FALSO</text:p>
          </table:table-cell>
          <table:table-cell table:formula="of:=IF(OR(0=[.D28];[.E28]);&quot;Fizz&quot;;&quot;&quot;)">
            <text:p/>
          </table:table-cell>
          <table:table-cell table:formula="of:=IF(OR(0=[.F28];[.G28]);&quot;Buzz&quot;;&quot;&quot;)">
            <text:p/>
          </table:table-cell>
          <table:table-cell table:style-name="ce4" table:formula="of:=IF([.H28]=[.I28];[.A28];[.H28]&amp;[.I28])" office:value-type="float" office:value="26">
            <text:p>26</text:p>
          </table:table-cell>
          <table:table-cell table:formula="of:=[.B28]=[.J2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Fizz</text:p>
          </table:table-cell>
          <table:table-cell table:formula="of:=TEXT([.$A29];&quot;0,00&quot;)" office:value-type="string" office:string-value="27,00">
            <text:p>27,00</text:p>
          </table:table-cell>
          <table:table-cell table:formula="of:=MOD([.$A29];[.D$2])" office:value-type="float" office:value="0">
            <text:p>0</text:p>
          </table:table-cell>
          <table:table-cell table:formula="of:=ISNUMBER(SEARCH(&quot;3&quot;;TEXT([.$A29];&quot;0,00&quot;)))" office:value-type="boolean" office:boolean-value="false">
            <text:p>FALSO</text:p>
          </table:table-cell>
          <table:table-cell table:formula="of:=MOD([.$A29];[.F$2])" office:value-type="float" office:value="2">
            <text:p>2</text:p>
          </table:table-cell>
          <table:table-cell table:style-name="ce8" table:formula="of:=ISNUMBER(SEARCH(&quot;5&quot;;TEXT([.$A29];&quot;0,00&quot;)))" office:value-type="boolean" office:boolean-value="false">
            <text:p>FALSO</text:p>
          </table:table-cell>
          <table:table-cell table:formula="of:=IF(OR(0=[.D29];[.E29]);&quot;Fizz&quot;;&quot;&quot;)" office:value-type="string" office:string-value="Fizz">
            <text:p>Fizz</text:p>
          </table:table-cell>
          <table:table-cell table:formula="of:=IF(OR(0=[.F29];[.G29]);&quot;Buzz&quot;;&quot;&quot;)">
            <text:p/>
          </table:table-cell>
          <table:table-cell table:style-name="ce4" table:formula="of:=IF([.H29]=[.I29];[.A29];[.H29]&amp;[.I29])" office:value-type="string" office:string-value="Fizz">
            <text:p>Fizz</text:p>
          </table:table-cell>
          <table:table-cell table:formula="of:=[.B29]=[.J2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formula="of:=TEXT([.$A30];&quot;0,00&quot;)" office:value-type="string" office:string-value="28,00">
            <text:p>28,00</text:p>
          </table:table-cell>
          <table:table-cell table:formula="of:=MOD([.$A30];[.D$2])" office:value-type="float" office:value="1">
            <text:p>1</text:p>
          </table:table-cell>
          <table:table-cell table:formula="of:=ISNUMBER(SEARCH(&quot;3&quot;;TEXT([.$A30];&quot;0,00&quot;)))" office:value-type="boolean" office:boolean-value="false">
            <text:p>FALSO</text:p>
          </table:table-cell>
          <table:table-cell table:formula="of:=MOD([.$A30];[.F$2])" office:value-type="float" office:value="3">
            <text:p>3</text:p>
          </table:table-cell>
          <table:table-cell table:style-name="ce8" table:formula="of:=ISNUMBER(SEARCH(&quot;5&quot;;TEXT([.$A30];&quot;0,00&quot;)))" office:value-type="boolean" office:boolean-value="false">
            <text:p>FALSO</text:p>
          </table:table-cell>
          <table:table-cell table:formula="of:=IF(OR(0=[.D30];[.E30]);&quot;Fizz&quot;;&quot;&quot;)">
            <text:p/>
          </table:table-cell>
          <table:table-cell table:formula="of:=IF(OR(0=[.F30];[.G30]);&quot;Buzz&quot;;&quot;&quot;)">
            <text:p/>
          </table:table-cell>
          <table:table-cell table:style-name="ce4" table:formula="of:=IF([.H30]=[.I30];[.A30];[.H30]&amp;[.I30])" office:value-type="float" office:value="28">
            <text:p>28</text:p>
          </table:table-cell>
          <table:table-cell table:formula="of:=[.B30]=[.J3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formula="of:=TEXT([.$A31];&quot;0,00&quot;)" office:value-type="string" office:string-value="29,00">
            <text:p>29,00</text:p>
          </table:table-cell>
          <table:table-cell table:formula="of:=MOD([.$A31];[.D$2])" office:value-type="float" office:value="2">
            <text:p>2</text:p>
          </table:table-cell>
          <table:table-cell table:formula="of:=ISNUMBER(SEARCH(&quot;3&quot;;TEXT([.$A31];&quot;0,00&quot;)))" office:value-type="boolean" office:boolean-value="false">
            <text:p>FALSO</text:p>
          </table:table-cell>
          <table:table-cell table:formula="of:=MOD([.$A31];[.F$2])" office:value-type="float" office:value="4">
            <text:p>4</text:p>
          </table:table-cell>
          <table:table-cell table:style-name="ce8" table:formula="of:=ISNUMBER(SEARCH(&quot;5&quot;;TEXT([.$A31];&quot;0,00&quot;)))" office:value-type="boolean" office:boolean-value="false">
            <text:p>FALSO</text:p>
          </table:table-cell>
          <table:table-cell table:formula="of:=IF(OR(0=[.D31];[.E31]);&quot;Fizz&quot;;&quot;&quot;)">
            <text:p/>
          </table:table-cell>
          <table:table-cell table:formula="of:=IF(OR(0=[.F31];[.G31]);&quot;Buzz&quot;;&quot;&quot;)">
            <text:p/>
          </table:table-cell>
          <table:table-cell table:style-name="ce4" table:formula="of:=IF([.H31]=[.I31];[.A31];[.H31]&amp;[.I31])" office:value-type="float" office:value="29">
            <text:p>29</text:p>
          </table:table-cell>
          <table:table-cell table:formula="of:=[.B31]=[.J3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FizzBuzz</text:p>
          </table:table-cell>
          <table:table-cell table:formula="of:=TEXT([.$A32];&quot;0,00&quot;)" office:value-type="string" office:string-value="30,00">
            <text:p>30,00</text:p>
          </table:table-cell>
          <table:table-cell table:formula="of:=MOD([.$A32];[.D$2])" office:value-type="float" office:value="0">
            <text:p>0</text:p>
          </table:table-cell>
          <table:table-cell table:formula="of:=ISNUMBER(SEARCH(&quot;3&quot;;TEXT([.$A32];&quot;0,00&quot;)))" office:value-type="boolean" office:boolean-value="true">
            <text:p>VERDADERO</text:p>
          </table:table-cell>
          <table:table-cell table:formula="of:=MOD([.$A32];[.F$2])" office:value-type="float" office:value="0">
            <text:p>0</text:p>
          </table:table-cell>
          <table:table-cell table:style-name="ce8" table:formula="of:=ISNUMBER(SEARCH(&quot;5&quot;;TEXT([.$A32];&quot;0,00&quot;)))" office:value-type="boolean" office:boolean-value="false">
            <text:p>FALSO</text:p>
          </table:table-cell>
          <table:table-cell table:formula="of:=IF(OR(0=[.D32];[.E32]);&quot;Fizz&quot;;&quot;&quot;)" office:value-type="string" office:string-value="Fizz">
            <text:p>Fizz</text:p>
          </table:table-cell>
          <table:table-cell table:formula="of:=IF(OR(0=[.F32];[.G32]);&quot;Buzz&quot;;&quot;&quot;)" office:value-type="string" office:string-value="Buzz">
            <text:p>Buzz</text:p>
          </table:table-cell>
          <table:table-cell table:style-name="ce4" table:formula="of:=IF([.H32]=[.I32];[.A32];[.H32]&amp;[.I32])" office:value-type="string" office:string-value="FizzBuzz">
            <text:p>FizzBuzz</text:p>
          </table:table-cell>
          <table:table-cell table:formula="of:=[.B32]=[.J32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Fizz</text:p>
          </table:table-cell>
          <table:table-cell table:formula="of:=TEXT([.$A33];&quot;0,00&quot;)" office:value-type="string" office:string-value="31,00">
            <text:p>31,00</text:p>
          </table:table-cell>
          <table:table-cell table:formula="of:=MOD([.$A33];[.D$2])" office:value-type="float" office:value="1">
            <text:p>1</text:p>
          </table:table-cell>
          <table:table-cell table:formula="of:=ISNUMBER(SEARCH(&quot;3&quot;;TEXT([.$A33];&quot;0,00&quot;)))" office:value-type="boolean" office:boolean-value="true">
            <text:p>VERDADERO</text:p>
          </table:table-cell>
          <table:table-cell table:formula="of:=MOD([.$A33];[.F$2])" office:value-type="float" office:value="1">
            <text:p>1</text:p>
          </table:table-cell>
          <table:table-cell table:style-name="ce8" table:formula="of:=ISNUMBER(SEARCH(&quot;5&quot;;TEXT([.$A33];&quot;0,00&quot;)))" office:value-type="boolean" office:boolean-value="false">
            <text:p>FALSO</text:p>
          </table:table-cell>
          <table:table-cell table:formula="of:=IF(OR(0=[.D33];[.E33]);&quot;Fizz&quot;;&quot;&quot;)" office:value-type="string" office:string-value="Fizz">
            <text:p>Fizz</text:p>
          </table:table-cell>
          <table:table-cell table:formula="of:=IF(OR(0=[.F33];[.G33]);&quot;Buzz&quot;;&quot;&quot;)">
            <text:p/>
          </table:table-cell>
          <table:table-cell table:style-name="ce4" table:formula="of:=IF([.H33]=[.I33];[.A33];[.H33]&amp;[.I33])" office:value-type="string" office:string-value="Fizz">
            <text:p>Fizz</text:p>
          </table:table-cell>
          <table:table-cell table:formula="of:=[.B33]=[.J3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Fizz</text:p>
          </table:table-cell>
          <table:table-cell table:formula="of:=TEXT([.$A34];&quot;0,00&quot;)" office:value-type="string" office:string-value="32,00">
            <text:p>32,00</text:p>
          </table:table-cell>
          <table:table-cell table:formula="of:=MOD([.$A34];[.D$2])" office:value-type="float" office:value="2">
            <text:p>2</text:p>
          </table:table-cell>
          <table:table-cell table:formula="of:=ISNUMBER(SEARCH(&quot;3&quot;;TEXT([.$A34];&quot;0,00&quot;)))" office:value-type="boolean" office:boolean-value="true">
            <text:p>VERDADERO</text:p>
          </table:table-cell>
          <table:table-cell table:formula="of:=MOD([.$A34];[.F$2])" office:value-type="float" office:value="2">
            <text:p>2</text:p>
          </table:table-cell>
          <table:table-cell table:style-name="ce8" table:formula="of:=ISNUMBER(SEARCH(&quot;5&quot;;TEXT([.$A34];&quot;0,00&quot;)))" office:value-type="boolean" office:boolean-value="false">
            <text:p>FALSO</text:p>
          </table:table-cell>
          <table:table-cell table:formula="of:=IF(OR(0=[.D34];[.E34]);&quot;Fizz&quot;;&quot;&quot;)" office:value-type="string" office:string-value="Fizz">
            <text:p>Fizz</text:p>
          </table:table-cell>
          <table:table-cell table:formula="of:=IF(OR(0=[.F34];[.G34]);&quot;Buzz&quot;;&quot;&quot;)">
            <text:p/>
          </table:table-cell>
          <table:table-cell table:style-name="ce4" table:formula="of:=IF([.H34]=[.I34];[.A34];[.H34]&amp;[.I34])" office:value-type="string" office:string-value="Fizz">
            <text:p>Fizz</text:p>
          </table:table-cell>
          <table:table-cell table:formula="of:=[.B34]=[.J3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Fizz</text:p>
          </table:table-cell>
          <table:table-cell table:formula="of:=TEXT([.$A35];&quot;0,00&quot;)" office:value-type="string" office:string-value="33,00">
            <text:p>33,00</text:p>
          </table:table-cell>
          <table:table-cell table:formula="of:=MOD([.$A35];[.D$2])" office:value-type="float" office:value="0">
            <text:p>0</text:p>
          </table:table-cell>
          <table:table-cell table:formula="of:=ISNUMBER(SEARCH(&quot;3&quot;;TEXT([.$A35];&quot;0,00&quot;)))" office:value-type="boolean" office:boolean-value="true">
            <text:p>VERDADERO</text:p>
          </table:table-cell>
          <table:table-cell table:formula="of:=MOD([.$A35];[.F$2])" office:value-type="float" office:value="3">
            <text:p>3</text:p>
          </table:table-cell>
          <table:table-cell table:style-name="ce8" table:formula="of:=ISNUMBER(SEARCH(&quot;5&quot;;TEXT([.$A35];&quot;0,00&quot;)))" office:value-type="boolean" office:boolean-value="false">
            <text:p>FALSO</text:p>
          </table:table-cell>
          <table:table-cell table:formula="of:=IF(OR(0=[.D35];[.E35]);&quot;Fizz&quot;;&quot;&quot;)" office:value-type="string" office:string-value="Fizz">
            <text:p>Fizz</text:p>
          </table:table-cell>
          <table:table-cell table:formula="of:=IF(OR(0=[.F35];[.G35]);&quot;Buzz&quot;;&quot;&quot;)">
            <text:p/>
          </table:table-cell>
          <table:table-cell table:style-name="ce4" table:formula="of:=IF([.H35]=[.I35];[.A35];[.H35]&amp;[.I35])" office:value-type="string" office:string-value="Fizz">
            <text:p>Fizz</text:p>
          </table:table-cell>
          <table:table-cell table:formula="of:=[.B35]=[.J3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Fizz</text:p>
          </table:table-cell>
          <table:table-cell table:formula="of:=TEXT([.$A36];&quot;0,00&quot;)" office:value-type="string" office:string-value="34,00">
            <text:p>34,00</text:p>
          </table:table-cell>
          <table:table-cell table:formula="of:=MOD([.$A36];[.D$2])" office:value-type="float" office:value="1">
            <text:p>1</text:p>
          </table:table-cell>
          <table:table-cell table:formula="of:=ISNUMBER(SEARCH(&quot;3&quot;;TEXT([.$A36];&quot;0,00&quot;)))" office:value-type="boolean" office:boolean-value="true">
            <text:p>VERDADERO</text:p>
          </table:table-cell>
          <table:table-cell table:formula="of:=MOD([.$A36];[.F$2])" office:value-type="float" office:value="4">
            <text:p>4</text:p>
          </table:table-cell>
          <table:table-cell table:style-name="ce8" table:formula="of:=ISNUMBER(SEARCH(&quot;5&quot;;TEXT([.$A36];&quot;0,00&quot;)))" office:value-type="boolean" office:boolean-value="false">
            <text:p>FALSO</text:p>
          </table:table-cell>
          <table:table-cell table:formula="of:=IF(OR(0=[.D36];[.E36]);&quot;Fizz&quot;;&quot;&quot;)" office:value-type="string" office:string-value="Fizz">
            <text:p>Fizz</text:p>
          </table:table-cell>
          <table:table-cell table:formula="of:=IF(OR(0=[.F36];[.G36]);&quot;Buzz&quot;;&quot;&quot;)">
            <text:p/>
          </table:table-cell>
          <table:table-cell table:style-name="ce4" table:formula="of:=IF([.H36]=[.I36];[.A36];[.H36]&amp;[.I36])" office:value-type="string" office:string-value="Fizz">
            <text:p>Fizz</text:p>
          </table:table-cell>
          <table:table-cell table:formula="of:=[.B36]=[.J3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FizzBuzz</text:p>
          </table:table-cell>
          <table:table-cell table:formula="of:=TEXT([.$A37];&quot;0,00&quot;)" office:value-type="string" office:string-value="35,00">
            <text:p>35,00</text:p>
          </table:table-cell>
          <table:table-cell table:formula="of:=MOD([.$A37];[.D$2])" office:value-type="float" office:value="2">
            <text:p>2</text:p>
          </table:table-cell>
          <table:table-cell table:formula="of:=ISNUMBER(SEARCH(&quot;3&quot;;TEXT([.$A37];&quot;0,00&quot;)))" office:value-type="boolean" office:boolean-value="true">
            <text:p>VERDADERO</text:p>
          </table:table-cell>
          <table:table-cell table:formula="of:=MOD([.$A37];[.F$2])" office:value-type="float" office:value="0">
            <text:p>0</text:p>
          </table:table-cell>
          <table:table-cell table:style-name="ce8" table:formula="of:=ISNUMBER(SEARCH(&quot;5&quot;;TEXT([.$A37];&quot;0,00&quot;)))" office:value-type="boolean" office:boolean-value="true">
            <text:p>VERDADERO</text:p>
          </table:table-cell>
          <table:table-cell table:formula="of:=IF(OR(0=[.D37];[.E37]);&quot;Fizz&quot;;&quot;&quot;)" office:value-type="string" office:string-value="Fizz">
            <text:p>Fizz</text:p>
          </table:table-cell>
          <table:table-cell table:formula="of:=IF(OR(0=[.F37];[.G37]);&quot;Buzz&quot;;&quot;&quot;)" office:value-type="string" office:string-value="Buzz">
            <text:p>Buzz</text:p>
          </table:table-cell>
          <table:table-cell table:style-name="ce4" table:formula="of:=IF([.H37]=[.I37];[.A37];[.H37]&amp;[.I37])" office:value-type="string" office:string-value="FizzBuzz">
            <text:p>FizzBuzz</text:p>
          </table:table-cell>
          <table:table-cell table:formula="of:=[.B37]=[.J3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Fizz</text:p>
          </table:table-cell>
          <table:table-cell table:formula="of:=TEXT([.$A38];&quot;0,00&quot;)" office:value-type="string" office:string-value="36,00">
            <text:p>36,00</text:p>
          </table:table-cell>
          <table:table-cell table:formula="of:=MOD([.$A38];[.D$2])" office:value-type="float" office:value="0">
            <text:p>0</text:p>
          </table:table-cell>
          <table:table-cell table:formula="of:=ISNUMBER(SEARCH(&quot;3&quot;;TEXT([.$A38];&quot;0,00&quot;)))" office:value-type="boolean" office:boolean-value="true">
            <text:p>VERDADERO</text:p>
          </table:table-cell>
          <table:table-cell table:formula="of:=MOD([.$A38];[.F$2])" office:value-type="float" office:value="1">
            <text:p>1</text:p>
          </table:table-cell>
          <table:table-cell table:style-name="ce8" table:formula="of:=ISNUMBER(SEARCH(&quot;5&quot;;TEXT([.$A38];&quot;0,00&quot;)))" office:value-type="boolean" office:boolean-value="false">
            <text:p>FALSO</text:p>
          </table:table-cell>
          <table:table-cell table:formula="of:=IF(OR(0=[.D38];[.E38]);&quot;Fizz&quot;;&quot;&quot;)" office:value-type="string" office:string-value="Fizz">
            <text:p>Fizz</text:p>
          </table:table-cell>
          <table:table-cell table:formula="of:=IF(OR(0=[.F38];[.G38]);&quot;Buzz&quot;;&quot;&quot;)">
            <text:p/>
          </table:table-cell>
          <table:table-cell table:style-name="ce4" table:formula="of:=IF([.H38]=[.I38];[.A38];[.H38]&amp;[.I38])" office:value-type="string" office:string-value="Fizz">
            <text:p>Fizz</text:p>
          </table:table-cell>
          <table:table-cell table:formula="of:=[.B38]=[.J3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Fizz</text:p>
          </table:table-cell>
          <table:table-cell table:formula="of:=TEXT([.$A39];&quot;0,00&quot;)" office:value-type="string" office:string-value="37,00">
            <text:p>37,00</text:p>
          </table:table-cell>
          <table:table-cell table:formula="of:=MOD([.$A39];[.D$2])" office:value-type="float" office:value="1">
            <text:p>1</text:p>
          </table:table-cell>
          <table:table-cell table:formula="of:=ISNUMBER(SEARCH(&quot;3&quot;;TEXT([.$A39];&quot;0,00&quot;)))" office:value-type="boolean" office:boolean-value="true">
            <text:p>VERDADERO</text:p>
          </table:table-cell>
          <table:table-cell table:formula="of:=MOD([.$A39];[.F$2])" office:value-type="float" office:value="2">
            <text:p>2</text:p>
          </table:table-cell>
          <table:table-cell table:style-name="ce8" table:formula="of:=ISNUMBER(SEARCH(&quot;5&quot;;TEXT([.$A39];&quot;0,00&quot;)))" office:value-type="boolean" office:boolean-value="false">
            <text:p>FALSO</text:p>
          </table:table-cell>
          <table:table-cell table:formula="of:=IF(OR(0=[.D39];[.E39]);&quot;Fizz&quot;;&quot;&quot;)" office:value-type="string" office:string-value="Fizz">
            <text:p>Fizz</text:p>
          </table:table-cell>
          <table:table-cell table:formula="of:=IF(OR(0=[.F39];[.G39]);&quot;Buzz&quot;;&quot;&quot;)">
            <text:p/>
          </table:table-cell>
          <table:table-cell table:style-name="ce4" table:formula="of:=IF([.H39]=[.I39];[.A39];[.H39]&amp;[.I39])" office:value-type="string" office:string-value="Fizz">
            <text:p>Fizz</text:p>
          </table:table-cell>
          <table:table-cell table:formula="of:=[.B39]=[.J3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Fizz</text:p>
          </table:table-cell>
          <table:table-cell table:formula="of:=TEXT([.$A40];&quot;0,00&quot;)" office:value-type="string" office:string-value="38,00">
            <text:p>38,00</text:p>
          </table:table-cell>
          <table:table-cell table:formula="of:=MOD([.$A40];[.D$2])" office:value-type="float" office:value="2">
            <text:p>2</text:p>
          </table:table-cell>
          <table:table-cell table:formula="of:=ISNUMBER(SEARCH(&quot;3&quot;;TEXT([.$A40];&quot;0,00&quot;)))" office:value-type="boolean" office:boolean-value="true">
            <text:p>VERDADERO</text:p>
          </table:table-cell>
          <table:table-cell table:formula="of:=MOD([.$A40];[.F$2])" office:value-type="float" office:value="3">
            <text:p>3</text:p>
          </table:table-cell>
          <table:table-cell table:style-name="ce8" table:formula="of:=ISNUMBER(SEARCH(&quot;5&quot;;TEXT([.$A40];&quot;0,00&quot;)))" office:value-type="boolean" office:boolean-value="false">
            <text:p>FALSO</text:p>
          </table:table-cell>
          <table:table-cell table:formula="of:=IF(OR(0=[.D40];[.E40]);&quot;Fizz&quot;;&quot;&quot;)" office:value-type="string" office:string-value="Fizz">
            <text:p>Fizz</text:p>
          </table:table-cell>
          <table:table-cell table:formula="of:=IF(OR(0=[.F40];[.G40]);&quot;Buzz&quot;;&quot;&quot;)">
            <text:p/>
          </table:table-cell>
          <table:table-cell table:style-name="ce4" table:formula="of:=IF([.H40]=[.I40];[.A40];[.H40]&amp;[.I40])" office:value-type="string" office:string-value="Fizz">
            <text:p>Fizz</text:p>
          </table:table-cell>
          <table:table-cell table:formula="of:=[.B40]=[.J4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Fizz</text:p>
          </table:table-cell>
          <table:table-cell table:formula="of:=TEXT([.$A41];&quot;0,00&quot;)" office:value-type="string" office:string-value="39,00">
            <text:p>39,00</text:p>
          </table:table-cell>
          <table:table-cell table:formula="of:=MOD([.$A41];[.D$2])" office:value-type="float" office:value="0">
            <text:p>0</text:p>
          </table:table-cell>
          <table:table-cell table:formula="of:=ISNUMBER(SEARCH(&quot;3&quot;;TEXT([.$A41];&quot;0,00&quot;)))" office:value-type="boolean" office:boolean-value="true">
            <text:p>VERDADERO</text:p>
          </table:table-cell>
          <table:table-cell table:formula="of:=MOD([.$A41];[.F$2])" office:value-type="float" office:value="4">
            <text:p>4</text:p>
          </table:table-cell>
          <table:table-cell table:style-name="ce8" table:formula="of:=ISNUMBER(SEARCH(&quot;5&quot;;TEXT([.$A41];&quot;0,00&quot;)))" office:value-type="boolean" office:boolean-value="false">
            <text:p>FALSO</text:p>
          </table:table-cell>
          <table:table-cell table:formula="of:=IF(OR(0=[.D41];[.E41]);&quot;Fizz&quot;;&quot;&quot;)" office:value-type="string" office:string-value="Fizz">
            <text:p>Fizz</text:p>
          </table:table-cell>
          <table:table-cell table:formula="of:=IF(OR(0=[.F41];[.G41]);&quot;Buzz&quot;;&quot;&quot;)">
            <text:p/>
          </table:table-cell>
          <table:table-cell table:style-name="ce4" table:formula="of:=IF([.H41]=[.I41];[.A41];[.H41]&amp;[.I41])" office:value-type="string" office:string-value="Fizz">
            <text:p>Fizz</text:p>
          </table:table-cell>
          <table:table-cell table:formula="of:=[.B41]=[.J4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Buzz</text:p>
          </table:table-cell>
          <table:table-cell table:formula="of:=TEXT([.$A42];&quot;0,00&quot;)" office:value-type="string" office:string-value="40,00">
            <text:p>40,00</text:p>
          </table:table-cell>
          <table:table-cell table:formula="of:=MOD([.$A42];[.D$2])" office:value-type="float" office:value="1">
            <text:p>1</text:p>
          </table:table-cell>
          <table:table-cell table:formula="of:=ISNUMBER(SEARCH(&quot;3&quot;;TEXT([.$A42];&quot;0,00&quot;)))" office:value-type="boolean" office:boolean-value="false">
            <text:p>FALSO</text:p>
          </table:table-cell>
          <table:table-cell table:formula="of:=MOD([.$A42];[.F$2])" office:value-type="float" office:value="0">
            <text:p>0</text:p>
          </table:table-cell>
          <table:table-cell table:style-name="ce8" table:formula="of:=ISNUMBER(SEARCH(&quot;5&quot;;TEXT([.$A42];&quot;0,00&quot;)))" office:value-type="boolean" office:boolean-value="false">
            <text:p>FALSO</text:p>
          </table:table-cell>
          <table:table-cell table:formula="of:=IF(OR(0=[.D42];[.E42]);&quot;Fizz&quot;;&quot;&quot;)">
            <text:p/>
          </table:table-cell>
          <table:table-cell table:formula="of:=IF(OR(0=[.F42];[.G42]);&quot;Buzz&quot;;&quot;&quot;)" office:value-type="string" office:string-value="Buzz">
            <text:p>Buzz</text:p>
          </table:table-cell>
          <table:table-cell table:style-name="ce4" table:formula="of:=IF([.H42]=[.I42];[.A42];[.H42]&amp;[.I42])" office:value-type="string" office:string-value="Buzz">
            <text:p>Buzz</text:p>
          </table:table-cell>
          <table:table-cell table:formula="of:=[.B42]=[.J42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formula="of:=TEXT([.$A43];&quot;0,00&quot;)" office:value-type="string" office:string-value="41,00">
            <text:p>41,00</text:p>
          </table:table-cell>
          <table:table-cell table:formula="of:=MOD([.$A43];[.D$2])" office:value-type="float" office:value="2">
            <text:p>2</text:p>
          </table:table-cell>
          <table:table-cell table:formula="of:=ISNUMBER(SEARCH(&quot;3&quot;;TEXT([.$A43];&quot;0,00&quot;)))" office:value-type="boolean" office:boolean-value="false">
            <text:p>FALSO</text:p>
          </table:table-cell>
          <table:table-cell table:formula="of:=MOD([.$A43];[.F$2])" office:value-type="float" office:value="1">
            <text:p>1</text:p>
          </table:table-cell>
          <table:table-cell table:style-name="ce8" table:formula="of:=ISNUMBER(SEARCH(&quot;5&quot;;TEXT([.$A43];&quot;0,00&quot;)))" office:value-type="boolean" office:boolean-value="false">
            <text:p>FALSO</text:p>
          </table:table-cell>
          <table:table-cell table:formula="of:=IF(OR(0=[.D43];[.E43]);&quot;Fizz&quot;;&quot;&quot;)">
            <text:p/>
          </table:table-cell>
          <table:table-cell table:formula="of:=IF(OR(0=[.F43];[.G43]);&quot;Buzz&quot;;&quot;&quot;)">
            <text:p/>
          </table:table-cell>
          <table:table-cell table:style-name="ce4" table:formula="of:=IF([.H43]=[.I43];[.A43];[.H43]&amp;[.I43])" office:value-type="float" office:value="41">
            <text:p>41</text:p>
          </table:table-cell>
          <table:table-cell table:formula="of:=[.B43]=[.J4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Fizz</text:p>
          </table:table-cell>
          <table:table-cell table:formula="of:=TEXT([.$A44];&quot;0,00&quot;)" office:value-type="string" office:string-value="42,00">
            <text:p>42,00</text:p>
          </table:table-cell>
          <table:table-cell table:formula="of:=MOD([.$A44];[.D$2])" office:value-type="float" office:value="0">
            <text:p>0</text:p>
          </table:table-cell>
          <table:table-cell table:formula="of:=ISNUMBER(SEARCH(&quot;3&quot;;TEXT([.$A44];&quot;0,00&quot;)))" office:value-type="boolean" office:boolean-value="false">
            <text:p>FALSO</text:p>
          </table:table-cell>
          <table:table-cell table:formula="of:=MOD([.$A44];[.F$2])" office:value-type="float" office:value="2">
            <text:p>2</text:p>
          </table:table-cell>
          <table:table-cell table:style-name="ce8" table:formula="of:=ISNUMBER(SEARCH(&quot;5&quot;;TEXT([.$A44];&quot;0,00&quot;)))" office:value-type="boolean" office:boolean-value="false">
            <text:p>FALSO</text:p>
          </table:table-cell>
          <table:table-cell table:formula="of:=IF(OR(0=[.D44];[.E44]);&quot;Fizz&quot;;&quot;&quot;)" office:value-type="string" office:string-value="Fizz">
            <text:p>Fizz</text:p>
          </table:table-cell>
          <table:table-cell table:formula="of:=IF(OR(0=[.F44];[.G44]);&quot;Buzz&quot;;&quot;&quot;)">
            <text:p/>
          </table:table-cell>
          <table:table-cell table:style-name="ce4" table:formula="of:=IF([.H44]=[.I44];[.A44];[.H44]&amp;[.I44])" office:value-type="string" office:string-value="Fizz">
            <text:p>Fizz</text:p>
          </table:table-cell>
          <table:table-cell table:formula="of:=[.B44]=[.J4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string">
            <text:p>Fizz</text:p>
          </table:table-cell>
          <table:table-cell table:formula="of:=TEXT([.$A45];&quot;0,00&quot;)" office:value-type="string" office:string-value="43,00">
            <text:p>43,00</text:p>
          </table:table-cell>
          <table:table-cell table:formula="of:=MOD([.$A45];[.D$2])" office:value-type="float" office:value="1">
            <text:p>1</text:p>
          </table:table-cell>
          <table:table-cell table:formula="of:=ISNUMBER(SEARCH(&quot;3&quot;;TEXT([.$A45];&quot;0,00&quot;)))" office:value-type="boolean" office:boolean-value="true">
            <text:p>VERDADERO</text:p>
          </table:table-cell>
          <table:table-cell table:formula="of:=MOD([.$A45];[.F$2])" office:value-type="float" office:value="3">
            <text:p>3</text:p>
          </table:table-cell>
          <table:table-cell table:style-name="ce8" table:formula="of:=ISNUMBER(SEARCH(&quot;5&quot;;TEXT([.$A45];&quot;0,00&quot;)))" office:value-type="boolean" office:boolean-value="false">
            <text:p>FALSO</text:p>
          </table:table-cell>
          <table:table-cell table:formula="of:=IF(OR(0=[.D45];[.E45]);&quot;Fizz&quot;;&quot;&quot;)" office:value-type="string" office:string-value="Fizz">
            <text:p>Fizz</text:p>
          </table:table-cell>
          <table:table-cell table:formula="of:=IF(OR(0=[.F45];[.G45]);&quot;Buzz&quot;;&quot;&quot;)">
            <text:p/>
          </table:table-cell>
          <table:table-cell table:style-name="ce4" table:formula="of:=IF([.H45]=[.I45];[.A45];[.H45]&amp;[.I45])" office:value-type="string" office:string-value="Fizz">
            <text:p>Fizz</text:p>
          </table:table-cell>
          <table:table-cell table:formula="of:=[.B45]=[.J4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formula="of:=TEXT([.$A46];&quot;0,00&quot;)" office:value-type="string" office:string-value="44,00">
            <text:p>44,00</text:p>
          </table:table-cell>
          <table:table-cell table:formula="of:=MOD([.$A46];[.D$2])" office:value-type="float" office:value="2">
            <text:p>2</text:p>
          </table:table-cell>
          <table:table-cell table:formula="of:=ISNUMBER(SEARCH(&quot;3&quot;;TEXT([.$A46];&quot;0,00&quot;)))" office:value-type="boolean" office:boolean-value="false">
            <text:p>FALSO</text:p>
          </table:table-cell>
          <table:table-cell table:formula="of:=MOD([.$A46];[.F$2])" office:value-type="float" office:value="4">
            <text:p>4</text:p>
          </table:table-cell>
          <table:table-cell table:style-name="ce8" table:formula="of:=ISNUMBER(SEARCH(&quot;5&quot;;TEXT([.$A46];&quot;0,00&quot;)))" office:value-type="boolean" office:boolean-value="false">
            <text:p>FALSO</text:p>
          </table:table-cell>
          <table:table-cell table:formula="of:=IF(OR(0=[.D46];[.E46]);&quot;Fizz&quot;;&quot;&quot;)">
            <text:p/>
          </table:table-cell>
          <table:table-cell table:formula="of:=IF(OR(0=[.F46];[.G46]);&quot;Buzz&quot;;&quot;&quot;)">
            <text:p/>
          </table:table-cell>
          <table:table-cell table:style-name="ce4" table:formula="of:=IF([.H46]=[.I46];[.A46];[.H46]&amp;[.I46])" office:value-type="float" office:value="44">
            <text:p>44</text:p>
          </table:table-cell>
          <table:table-cell table:formula="of:=[.B46]=[.J4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style-name="ce3" office:value-type="string">
            <text:p>FizzBuzz</text:p>
          </table:table-cell>
          <table:table-cell table:formula="of:=TEXT([.$A47];&quot;0,00&quot;)" office:value-type="string" office:string-value="45,00">
            <text:p>45,00</text:p>
          </table:table-cell>
          <table:table-cell table:formula="of:=MOD([.$A47];[.D$2])" office:value-type="float" office:value="0">
            <text:p>0</text:p>
          </table:table-cell>
          <table:table-cell table:formula="of:=ISNUMBER(SEARCH(&quot;3&quot;;TEXT([.$A47];&quot;0,00&quot;)))" office:value-type="boolean" office:boolean-value="false">
            <text:p>FALSO</text:p>
          </table:table-cell>
          <table:table-cell table:formula="of:=MOD([.$A47];[.F$2])" office:value-type="float" office:value="0">
            <text:p>0</text:p>
          </table:table-cell>
          <table:table-cell table:style-name="ce8" table:formula="of:=ISNUMBER(SEARCH(&quot;5&quot;;TEXT([.$A47];&quot;0,00&quot;)))" office:value-type="boolean" office:boolean-value="true">
            <text:p>VERDADERO</text:p>
          </table:table-cell>
          <table:table-cell table:formula="of:=IF(OR(0=[.D47];[.E47]);&quot;Fizz&quot;;&quot;&quot;)" office:value-type="string" office:string-value="Fizz">
            <text:p>Fizz</text:p>
          </table:table-cell>
          <table:table-cell table:formula="of:=IF(OR(0=[.F47];[.G47]);&quot;Buzz&quot;;&quot;&quot;)" office:value-type="string" office:string-value="Buzz">
            <text:p>Buzz</text:p>
          </table:table-cell>
          <table:table-cell table:style-name="ce4" table:formula="of:=IF([.H47]=[.I47];[.A47];[.H47]&amp;[.I47])" office:value-type="string" office:string-value="FizzBuzz">
            <text:p>FizzBuzz</text:p>
          </table:table-cell>
          <table:table-cell table:formula="of:=[.B47]=[.J4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formula="of:=TEXT([.$A48];&quot;0,00&quot;)" office:value-type="string" office:string-value="46,00">
            <text:p>46,00</text:p>
          </table:table-cell>
          <table:table-cell table:formula="of:=MOD([.$A48];[.D$2])" office:value-type="float" office:value="1">
            <text:p>1</text:p>
          </table:table-cell>
          <table:table-cell table:formula="of:=ISNUMBER(SEARCH(&quot;3&quot;;TEXT([.$A48];&quot;0,00&quot;)))" office:value-type="boolean" office:boolean-value="false">
            <text:p>FALSO</text:p>
          </table:table-cell>
          <table:table-cell table:formula="of:=MOD([.$A48];[.F$2])" office:value-type="float" office:value="1">
            <text:p>1</text:p>
          </table:table-cell>
          <table:table-cell table:style-name="ce8" table:formula="of:=ISNUMBER(SEARCH(&quot;5&quot;;TEXT([.$A48];&quot;0,00&quot;)))" office:value-type="boolean" office:boolean-value="false">
            <text:p>FALSO</text:p>
          </table:table-cell>
          <table:table-cell table:formula="of:=IF(OR(0=[.D48];[.E48]);&quot;Fizz&quot;;&quot;&quot;)">
            <text:p/>
          </table:table-cell>
          <table:table-cell table:formula="of:=IF(OR(0=[.F48];[.G48]);&quot;Buzz&quot;;&quot;&quot;)">
            <text:p/>
          </table:table-cell>
          <table:table-cell table:style-name="ce4" table:formula="of:=IF([.H48]=[.I48];[.A48];[.H48]&amp;[.I48])" office:value-type="float" office:value="46">
            <text:p>46</text:p>
          </table:table-cell>
          <table:table-cell table:formula="of:=[.B48]=[.J4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formula="of:=TEXT([.$A49];&quot;0,00&quot;)" office:value-type="string" office:string-value="47,00">
            <text:p>47,00</text:p>
          </table:table-cell>
          <table:table-cell table:formula="of:=MOD([.$A49];[.D$2])" office:value-type="float" office:value="2">
            <text:p>2</text:p>
          </table:table-cell>
          <table:table-cell table:formula="of:=ISNUMBER(SEARCH(&quot;3&quot;;TEXT([.$A49];&quot;0,00&quot;)))" office:value-type="boolean" office:boolean-value="false">
            <text:p>FALSO</text:p>
          </table:table-cell>
          <table:table-cell table:formula="of:=MOD([.$A49];[.F$2])" office:value-type="float" office:value="2">
            <text:p>2</text:p>
          </table:table-cell>
          <table:table-cell table:style-name="ce8" table:formula="of:=ISNUMBER(SEARCH(&quot;5&quot;;TEXT([.$A49];&quot;0,00&quot;)))" office:value-type="boolean" office:boolean-value="false">
            <text:p>FALSO</text:p>
          </table:table-cell>
          <table:table-cell table:formula="of:=IF(OR(0=[.D49];[.E49]);&quot;Fizz&quot;;&quot;&quot;)">
            <text:p/>
          </table:table-cell>
          <table:table-cell table:formula="of:=IF(OR(0=[.F49];[.G49]);&quot;Buzz&quot;;&quot;&quot;)">
            <text:p/>
          </table:table-cell>
          <table:table-cell table:style-name="ce4" table:formula="of:=IF([.H49]=[.I49];[.A49];[.H49]&amp;[.I49])" office:value-type="float" office:value="47">
            <text:p>47</text:p>
          </table:table-cell>
          <table:table-cell table:formula="of:=[.B49]=[.J4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style-name="ce3" office:value-type="string">
            <text:p>Fizz</text:p>
          </table:table-cell>
          <table:table-cell table:formula="of:=TEXT([.$A50];&quot;0,00&quot;)" office:value-type="string" office:string-value="48,00">
            <text:p>48,00</text:p>
          </table:table-cell>
          <table:table-cell table:formula="of:=MOD([.$A50];[.D$2])" office:value-type="float" office:value="0">
            <text:p>0</text:p>
          </table:table-cell>
          <table:table-cell table:formula="of:=ISNUMBER(SEARCH(&quot;3&quot;;TEXT([.$A50];&quot;0,00&quot;)))" office:value-type="boolean" office:boolean-value="false">
            <text:p>FALSO</text:p>
          </table:table-cell>
          <table:table-cell table:formula="of:=MOD([.$A50];[.F$2])" office:value-type="float" office:value="3">
            <text:p>3</text:p>
          </table:table-cell>
          <table:table-cell table:style-name="ce8" table:formula="of:=ISNUMBER(SEARCH(&quot;5&quot;;TEXT([.$A50];&quot;0,00&quot;)))" office:value-type="boolean" office:boolean-value="false">
            <text:p>FALSO</text:p>
          </table:table-cell>
          <table:table-cell table:formula="of:=IF(OR(0=[.D50];[.E50]);&quot;Fizz&quot;;&quot;&quot;)" office:value-type="string" office:string-value="Fizz">
            <text:p>Fizz</text:p>
          </table:table-cell>
          <table:table-cell table:formula="of:=IF(OR(0=[.F50];[.G50]);&quot;Buzz&quot;;&quot;&quot;)">
            <text:p/>
          </table:table-cell>
          <table:table-cell table:style-name="ce4" table:formula="of:=IF([.H50]=[.I50];[.A50];[.H50]&amp;[.I50])" office:value-type="string" office:string-value="Fizz">
            <text:p>Fizz</text:p>
          </table:table-cell>
          <table:table-cell table:formula="of:=[.B50]=[.J5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formula="of:=TEXT([.$A51];&quot;0,00&quot;)" office:value-type="string" office:string-value="49,00">
            <text:p>49,00</text:p>
          </table:table-cell>
          <table:table-cell table:formula="of:=MOD([.$A51];[.D$2])" office:value-type="float" office:value="1">
            <text:p>1</text:p>
          </table:table-cell>
          <table:table-cell table:formula="of:=ISNUMBER(SEARCH(&quot;3&quot;;TEXT([.$A51];&quot;0,00&quot;)))" office:value-type="boolean" office:boolean-value="false">
            <text:p>FALSO</text:p>
          </table:table-cell>
          <table:table-cell table:formula="of:=MOD([.$A51];[.F$2])" office:value-type="float" office:value="4">
            <text:p>4</text:p>
          </table:table-cell>
          <table:table-cell table:style-name="ce8" table:formula="of:=ISNUMBER(SEARCH(&quot;5&quot;;TEXT([.$A51];&quot;0,00&quot;)))" office:value-type="boolean" office:boolean-value="false">
            <text:p>FALSO</text:p>
          </table:table-cell>
          <table:table-cell table:formula="of:=IF(OR(0=[.D51];[.E51]);&quot;Fizz&quot;;&quot;&quot;)">
            <text:p/>
          </table:table-cell>
          <table:table-cell table:formula="of:=IF(OR(0=[.F51];[.G51]);&quot;Buzz&quot;;&quot;&quot;)">
            <text:p/>
          </table:table-cell>
          <table:table-cell table:style-name="ce4" table:formula="of:=IF([.H51]=[.I51];[.A51];[.H51]&amp;[.I51])" office:value-type="float" office:value="49">
            <text:p>49</text:p>
          </table:table-cell>
          <table:table-cell table:formula="of:=[.B51]=[.J5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string">
            <text:p>Buzz</text:p>
          </table:table-cell>
          <table:table-cell table:formula="of:=TEXT([.$A52];&quot;0,00&quot;)" office:value-type="string" office:string-value="50,00">
            <text:p>50,00</text:p>
          </table:table-cell>
          <table:table-cell table:formula="of:=MOD([.$A52];[.D$2])" office:value-type="float" office:value="2">
            <text:p>2</text:p>
          </table:table-cell>
          <table:table-cell table:formula="of:=ISNUMBER(SEARCH(&quot;3&quot;;TEXT([.$A52];&quot;0,00&quot;)))" office:value-type="boolean" office:boolean-value="false">
            <text:p>FALSO</text:p>
          </table:table-cell>
          <table:table-cell table:formula="of:=MOD([.$A52];[.F$2])" office:value-type="float" office:value="0">
            <text:p>0</text:p>
          </table:table-cell>
          <table:table-cell table:style-name="ce8" table:formula="of:=ISNUMBER(SEARCH(&quot;5&quot;;TEXT([.$A52];&quot;0,00&quot;)))" office:value-type="boolean" office:boolean-value="true">
            <text:p>VERDADERO</text:p>
          </table:table-cell>
          <table:table-cell table:formula="of:=IF(OR(0=[.D52];[.E52]);&quot;Fizz&quot;;&quot;&quot;)">
            <text:p/>
          </table:table-cell>
          <table:table-cell table:formula="of:=IF(OR(0=[.F52];[.G52]);&quot;Buzz&quot;;&quot;&quot;)" office:value-type="string" office:string-value="Buzz">
            <text:p>Buzz</text:p>
          </table:table-cell>
          <table:table-cell table:style-name="ce4" table:formula="of:=IF([.H52]=[.I52];[.A52];[.H52]&amp;[.I52])" office:value-type="string" office:string-value="Buzz">
            <text:p>Buzz</text:p>
          </table:table-cell>
          <table:table-cell table:formula="of:=[.B52]=[.J52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style-name="ce3" office:value-type="string">
            <text:p>FizzBuzz</text:p>
          </table:table-cell>
          <table:table-cell table:formula="of:=TEXT([.$A53];&quot;0,00&quot;)" office:value-type="string" office:string-value="51,00">
            <text:p>51,00</text:p>
          </table:table-cell>
          <table:table-cell table:formula="of:=MOD([.$A53];[.D$2])" office:value-type="float" office:value="0">
            <text:p>0</text:p>
          </table:table-cell>
          <table:table-cell table:formula="of:=ISNUMBER(SEARCH(&quot;3&quot;;TEXT([.$A53];&quot;0,00&quot;)))" office:value-type="boolean" office:boolean-value="false">
            <text:p>FALSO</text:p>
          </table:table-cell>
          <table:table-cell table:formula="of:=MOD([.$A53];[.F$2])" office:value-type="float" office:value="1">
            <text:p>1</text:p>
          </table:table-cell>
          <table:table-cell table:style-name="ce8" table:formula="of:=ISNUMBER(SEARCH(&quot;5&quot;;TEXT([.$A53];&quot;0,00&quot;)))" office:value-type="boolean" office:boolean-value="true">
            <text:p>VERDADERO</text:p>
          </table:table-cell>
          <table:table-cell table:formula="of:=IF(OR(0=[.D53];[.E53]);&quot;Fizz&quot;;&quot;&quot;)" office:value-type="string" office:string-value="Fizz">
            <text:p>Fizz</text:p>
          </table:table-cell>
          <table:table-cell table:formula="of:=IF(OR(0=[.F53];[.G53]);&quot;Buzz&quot;;&quot;&quot;)" office:value-type="string" office:string-value="Buzz">
            <text:p>Buzz</text:p>
          </table:table-cell>
          <table:table-cell table:style-name="ce4" table:formula="of:=IF([.H53]=[.I53];[.A53];[.H53]&amp;[.I53])" office:value-type="string" office:string-value="FizzBuzz">
            <text:p>FizzBuzz</text:p>
          </table:table-cell>
          <table:table-cell table:formula="of:=[.B53]=[.J5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style-name="ce3" office:value-type="string">
            <text:p>Buzz</text:p>
          </table:table-cell>
          <table:table-cell table:formula="of:=TEXT([.$A54];&quot;0,00&quot;)" office:value-type="string" office:string-value="52,00">
            <text:p>52,00</text:p>
          </table:table-cell>
          <table:table-cell table:formula="of:=MOD([.$A54];[.D$2])" office:value-type="float" office:value="1">
            <text:p>1</text:p>
          </table:table-cell>
          <table:table-cell table:formula="of:=ISNUMBER(SEARCH(&quot;3&quot;;TEXT([.$A54];&quot;0,00&quot;)))" office:value-type="boolean" office:boolean-value="false">
            <text:p>FALSO</text:p>
          </table:table-cell>
          <table:table-cell table:formula="of:=MOD([.$A54];[.F$2])" office:value-type="float" office:value="2">
            <text:p>2</text:p>
          </table:table-cell>
          <table:table-cell table:style-name="ce8" table:formula="of:=ISNUMBER(SEARCH(&quot;5&quot;;TEXT([.$A54];&quot;0,00&quot;)))" office:value-type="boolean" office:boolean-value="true">
            <text:p>VERDADERO</text:p>
          </table:table-cell>
          <table:table-cell table:formula="of:=IF(OR(0=[.D54];[.E54]);&quot;Fizz&quot;;&quot;&quot;)">
            <text:p/>
          </table:table-cell>
          <table:table-cell table:formula="of:=IF(OR(0=[.F54];[.G54]);&quot;Buzz&quot;;&quot;&quot;)" office:value-type="string" office:string-value="Buzz">
            <text:p>Buzz</text:p>
          </table:table-cell>
          <table:table-cell table:style-name="ce4" table:formula="of:=IF([.H54]=[.I54];[.A54];[.H54]&amp;[.I54])" office:value-type="string" office:string-value="Buzz">
            <text:p>Buzz</text:p>
          </table:table-cell>
          <table:table-cell table:formula="of:=[.B54]=[.J5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style-name="ce3" office:value-type="string">
            <text:p>FizzBuzz</text:p>
          </table:table-cell>
          <table:table-cell table:formula="of:=TEXT([.$A55];&quot;0,00&quot;)" office:value-type="string" office:string-value="53,00">
            <text:p>53,00</text:p>
          </table:table-cell>
          <table:table-cell table:formula="of:=MOD([.$A55];[.D$2])" office:value-type="float" office:value="2">
            <text:p>2</text:p>
          </table:table-cell>
          <table:table-cell table:formula="of:=ISNUMBER(SEARCH(&quot;3&quot;;TEXT([.$A55];&quot;0,00&quot;)))" office:value-type="boolean" office:boolean-value="true">
            <text:p>VERDADERO</text:p>
          </table:table-cell>
          <table:table-cell table:formula="of:=MOD([.$A55];[.F$2])" office:value-type="float" office:value="3">
            <text:p>3</text:p>
          </table:table-cell>
          <table:table-cell table:style-name="ce8" table:formula="of:=ISNUMBER(SEARCH(&quot;5&quot;;TEXT([.$A55];&quot;0,00&quot;)))" office:value-type="boolean" office:boolean-value="true">
            <text:p>VERDADERO</text:p>
          </table:table-cell>
          <table:table-cell table:formula="of:=IF(OR(0=[.D55];[.E55]);&quot;Fizz&quot;;&quot;&quot;)" office:value-type="string" office:string-value="Fizz">
            <text:p>Fizz</text:p>
          </table:table-cell>
          <table:table-cell table:formula="of:=IF(OR(0=[.F55];[.G55]);&quot;Buzz&quot;;&quot;&quot;)" office:value-type="string" office:string-value="Buzz">
            <text:p>Buzz</text:p>
          </table:table-cell>
          <table:table-cell table:style-name="ce4" table:formula="of:=IF([.H55]=[.I55];[.A55];[.H55]&amp;[.I55])" office:value-type="string" office:string-value="FizzBuzz">
            <text:p>FizzBuzz</text:p>
          </table:table-cell>
          <table:table-cell table:formula="of:=[.B55]=[.J5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style-name="ce3" office:value-type="string">
            <text:p>FizzBuzz</text:p>
          </table:table-cell>
          <table:table-cell table:formula="of:=TEXT([.$A56];&quot;0,00&quot;)" office:value-type="string" office:string-value="54,00">
            <text:p>54,00</text:p>
          </table:table-cell>
          <table:table-cell table:formula="of:=MOD([.$A56];[.D$2])" office:value-type="float" office:value="0">
            <text:p>0</text:p>
          </table:table-cell>
          <table:table-cell table:formula="of:=ISNUMBER(SEARCH(&quot;3&quot;;TEXT([.$A56];&quot;0,00&quot;)))" office:value-type="boolean" office:boolean-value="false">
            <text:p>FALSO</text:p>
          </table:table-cell>
          <table:table-cell table:formula="of:=MOD([.$A56];[.F$2])" office:value-type="float" office:value="4">
            <text:p>4</text:p>
          </table:table-cell>
          <table:table-cell table:style-name="ce8" table:formula="of:=ISNUMBER(SEARCH(&quot;5&quot;;TEXT([.$A56];&quot;0,00&quot;)))" office:value-type="boolean" office:boolean-value="true">
            <text:p>VERDADERO</text:p>
          </table:table-cell>
          <table:table-cell table:formula="of:=IF(OR(0=[.D56];[.E56]);&quot;Fizz&quot;;&quot;&quot;)" office:value-type="string" office:string-value="Fizz">
            <text:p>Fizz</text:p>
          </table:table-cell>
          <table:table-cell table:formula="of:=IF(OR(0=[.F56];[.G56]);&quot;Buzz&quot;;&quot;&quot;)" office:value-type="string" office:string-value="Buzz">
            <text:p>Buzz</text:p>
          </table:table-cell>
          <table:table-cell table:style-name="ce4" table:formula="of:=IF([.H56]=[.I56];[.A56];[.H56]&amp;[.I56])" office:value-type="string" office:string-value="FizzBuzz">
            <text:p>FizzBuzz</text:p>
          </table:table-cell>
          <table:table-cell table:formula="of:=[.B56]=[.J5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style-name="ce3" office:value-type="string">
            <text:p>Buzz</text:p>
          </table:table-cell>
          <table:table-cell table:formula="of:=TEXT([.$A57];&quot;0,00&quot;)" office:value-type="string" office:string-value="55,00">
            <text:p>55,00</text:p>
          </table:table-cell>
          <table:table-cell table:formula="of:=MOD([.$A57];[.D$2])" office:value-type="float" office:value="1">
            <text:p>1</text:p>
          </table:table-cell>
          <table:table-cell table:formula="of:=ISNUMBER(SEARCH(&quot;3&quot;;TEXT([.$A57];&quot;0,00&quot;)))" office:value-type="boolean" office:boolean-value="false">
            <text:p>FALSO</text:p>
          </table:table-cell>
          <table:table-cell table:formula="of:=MOD([.$A57];[.F$2])" office:value-type="float" office:value="0">
            <text:p>0</text:p>
          </table:table-cell>
          <table:table-cell table:style-name="ce8" table:formula="of:=ISNUMBER(SEARCH(&quot;5&quot;;TEXT([.$A57];&quot;0,00&quot;)))" office:value-type="boolean" office:boolean-value="true">
            <text:p>VERDADERO</text:p>
          </table:table-cell>
          <table:table-cell table:formula="of:=IF(OR(0=[.D57];[.E57]);&quot;Fizz&quot;;&quot;&quot;)">
            <text:p/>
          </table:table-cell>
          <table:table-cell table:formula="of:=IF(OR(0=[.F57];[.G57]);&quot;Buzz&quot;;&quot;&quot;)" office:value-type="string" office:string-value="Buzz">
            <text:p>Buzz</text:p>
          </table:table-cell>
          <table:table-cell table:style-name="ce4" table:formula="of:=IF([.H57]=[.I57];[.A57];[.H57]&amp;[.I57])" office:value-type="string" office:string-value="Buzz">
            <text:p>Buzz</text:p>
          </table:table-cell>
          <table:table-cell table:formula="of:=[.B57]=[.J5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style-name="ce3" office:value-type="string">
            <text:p>Buzz</text:p>
          </table:table-cell>
          <table:table-cell table:formula="of:=TEXT([.$A58];&quot;0,00&quot;)" office:value-type="string" office:string-value="56,00">
            <text:p>56,00</text:p>
          </table:table-cell>
          <table:table-cell table:formula="of:=MOD([.$A58];[.D$2])" office:value-type="float" office:value="2">
            <text:p>2</text:p>
          </table:table-cell>
          <table:table-cell table:formula="of:=ISNUMBER(SEARCH(&quot;3&quot;;TEXT([.$A58];&quot;0,00&quot;)))" office:value-type="boolean" office:boolean-value="false">
            <text:p>FALSO</text:p>
          </table:table-cell>
          <table:table-cell table:formula="of:=MOD([.$A58];[.F$2])" office:value-type="float" office:value="1">
            <text:p>1</text:p>
          </table:table-cell>
          <table:table-cell table:style-name="ce8" table:formula="of:=ISNUMBER(SEARCH(&quot;5&quot;;TEXT([.$A58];&quot;0,00&quot;)))" office:value-type="boolean" office:boolean-value="true">
            <text:p>VERDADERO</text:p>
          </table:table-cell>
          <table:table-cell table:formula="of:=IF(OR(0=[.D58];[.E58]);&quot;Fizz&quot;;&quot;&quot;)">
            <text:p/>
          </table:table-cell>
          <table:table-cell table:formula="of:=IF(OR(0=[.F58];[.G58]);&quot;Buzz&quot;;&quot;&quot;)" office:value-type="string" office:string-value="Buzz">
            <text:p>Buzz</text:p>
          </table:table-cell>
          <table:table-cell table:style-name="ce4" table:formula="of:=IF([.H58]=[.I58];[.A58];[.H58]&amp;[.I58])" office:value-type="string" office:string-value="Buzz">
            <text:p>Buzz</text:p>
          </table:table-cell>
          <table:table-cell table:formula="of:=[.B58]=[.J5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style-name="ce3" office:value-type="string">
            <text:p>FizzBuzz</text:p>
          </table:table-cell>
          <table:table-cell table:formula="of:=TEXT([.$A59];&quot;0,00&quot;)" office:value-type="string" office:string-value="57,00">
            <text:p>57,00</text:p>
          </table:table-cell>
          <table:table-cell table:formula="of:=MOD([.$A59];[.D$2])" office:value-type="float" office:value="0">
            <text:p>0</text:p>
          </table:table-cell>
          <table:table-cell table:formula="of:=ISNUMBER(SEARCH(&quot;3&quot;;TEXT([.$A59];&quot;0,00&quot;)))" office:value-type="boolean" office:boolean-value="false">
            <text:p>FALSO</text:p>
          </table:table-cell>
          <table:table-cell table:formula="of:=MOD([.$A59];[.F$2])" office:value-type="float" office:value="2">
            <text:p>2</text:p>
          </table:table-cell>
          <table:table-cell table:style-name="ce8" table:formula="of:=ISNUMBER(SEARCH(&quot;5&quot;;TEXT([.$A59];&quot;0,00&quot;)))" office:value-type="boolean" office:boolean-value="true">
            <text:p>VERDADERO</text:p>
          </table:table-cell>
          <table:table-cell table:formula="of:=IF(OR(0=[.D59];[.E59]);&quot;Fizz&quot;;&quot;&quot;)" office:value-type="string" office:string-value="Fizz">
            <text:p>Fizz</text:p>
          </table:table-cell>
          <table:table-cell table:formula="of:=IF(OR(0=[.F59];[.G59]);&quot;Buzz&quot;;&quot;&quot;)" office:value-type="string" office:string-value="Buzz">
            <text:p>Buzz</text:p>
          </table:table-cell>
          <table:table-cell table:style-name="ce4" table:formula="of:=IF([.H59]=[.I59];[.A59];[.H59]&amp;[.I59])" office:value-type="string" office:string-value="FizzBuzz">
            <text:p>FizzBuzz</text:p>
          </table:table-cell>
          <table:table-cell table:formula="of:=[.B59]=[.J5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style-name="ce3" office:value-type="string">
            <text:p>Buzz</text:p>
          </table:table-cell>
          <table:table-cell table:formula="of:=TEXT([.$A60];&quot;0,00&quot;)" office:value-type="string" office:string-value="58,00">
            <text:p>58,00</text:p>
          </table:table-cell>
          <table:table-cell table:formula="of:=MOD([.$A60];[.D$2])" office:value-type="float" office:value="1">
            <text:p>1</text:p>
          </table:table-cell>
          <table:table-cell table:formula="of:=ISNUMBER(SEARCH(&quot;3&quot;;TEXT([.$A60];&quot;0,00&quot;)))" office:value-type="boolean" office:boolean-value="false">
            <text:p>FALSO</text:p>
          </table:table-cell>
          <table:table-cell table:formula="of:=MOD([.$A60];[.F$2])" office:value-type="float" office:value="3">
            <text:p>3</text:p>
          </table:table-cell>
          <table:table-cell table:style-name="ce8" table:formula="of:=ISNUMBER(SEARCH(&quot;5&quot;;TEXT([.$A60];&quot;0,00&quot;)))" office:value-type="boolean" office:boolean-value="true">
            <text:p>VERDADERO</text:p>
          </table:table-cell>
          <table:table-cell table:formula="of:=IF(OR(0=[.D60];[.E60]);&quot;Fizz&quot;;&quot;&quot;)">
            <text:p/>
          </table:table-cell>
          <table:table-cell table:formula="of:=IF(OR(0=[.F60];[.G60]);&quot;Buzz&quot;;&quot;&quot;)" office:value-type="string" office:string-value="Buzz">
            <text:p>Buzz</text:p>
          </table:table-cell>
          <table:table-cell table:style-name="ce4" table:formula="of:=IF([.H60]=[.I60];[.A60];[.H60]&amp;[.I60])" office:value-type="string" office:string-value="Buzz">
            <text:p>Buzz</text:p>
          </table:table-cell>
          <table:table-cell table:formula="of:=[.B60]=[.J6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style-name="ce3" office:value-type="string">
            <text:p>Buzz</text:p>
          </table:table-cell>
          <table:table-cell table:formula="of:=TEXT([.$A61];&quot;0,00&quot;)" office:value-type="string" office:string-value="59,00">
            <text:p>59,00</text:p>
          </table:table-cell>
          <table:table-cell table:formula="of:=MOD([.$A61];[.D$2])" office:value-type="float" office:value="2">
            <text:p>2</text:p>
          </table:table-cell>
          <table:table-cell table:formula="of:=ISNUMBER(SEARCH(&quot;3&quot;;TEXT([.$A61];&quot;0,00&quot;)))" office:value-type="boolean" office:boolean-value="false">
            <text:p>FALSO</text:p>
          </table:table-cell>
          <table:table-cell table:formula="of:=MOD([.$A61];[.F$2])" office:value-type="float" office:value="4">
            <text:p>4</text:p>
          </table:table-cell>
          <table:table-cell table:style-name="ce8" table:formula="of:=ISNUMBER(SEARCH(&quot;5&quot;;TEXT([.$A61];&quot;0,00&quot;)))" office:value-type="boolean" office:boolean-value="true">
            <text:p>VERDADERO</text:p>
          </table:table-cell>
          <table:table-cell table:formula="of:=IF(OR(0=[.D61];[.E61]);&quot;Fizz&quot;;&quot;&quot;)">
            <text:p/>
          </table:table-cell>
          <table:table-cell table:formula="of:=IF(OR(0=[.F61];[.G61]);&quot;Buzz&quot;;&quot;&quot;)" office:value-type="string" office:string-value="Buzz">
            <text:p>Buzz</text:p>
          </table:table-cell>
          <table:table-cell table:style-name="ce4" table:formula="of:=IF([.H61]=[.I61];[.A61];[.H61]&amp;[.I61])" office:value-type="string" office:string-value="Buzz">
            <text:p>Buzz</text:p>
          </table:table-cell>
          <table:table-cell table:formula="of:=[.B61]=[.J6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string">
            <text:p>FizzBuzz</text:p>
          </table:table-cell>
          <table:table-cell table:formula="of:=TEXT([.$A62];&quot;0,00&quot;)" office:value-type="string" office:string-value="60,00">
            <text:p>60,00</text:p>
          </table:table-cell>
          <table:table-cell table:formula="of:=MOD([.$A62];[.D$2])" office:value-type="float" office:value="0">
            <text:p>0</text:p>
          </table:table-cell>
          <table:table-cell table:formula="of:=ISNUMBER(SEARCH(&quot;3&quot;;TEXT([.$A62];&quot;0,00&quot;)))" office:value-type="boolean" office:boolean-value="false">
            <text:p>FALSO</text:p>
          </table:table-cell>
          <table:table-cell table:formula="of:=MOD([.$A62];[.F$2])" office:value-type="float" office:value="0">
            <text:p>0</text:p>
          </table:table-cell>
          <table:table-cell table:style-name="ce8" table:formula="of:=ISNUMBER(SEARCH(&quot;5&quot;;TEXT([.$A62];&quot;0,00&quot;)))" office:value-type="boolean" office:boolean-value="false">
            <text:p>FALSO</text:p>
          </table:table-cell>
          <table:table-cell table:formula="of:=IF(OR(0=[.D62];[.E62]);&quot;Fizz&quot;;&quot;&quot;)" office:value-type="string" office:string-value="Fizz">
            <text:p>Fizz</text:p>
          </table:table-cell>
          <table:table-cell table:formula="of:=IF(OR(0=[.F62];[.G62]);&quot;Buzz&quot;;&quot;&quot;)" office:value-type="string" office:string-value="Buzz">
            <text:p>Buzz</text:p>
          </table:table-cell>
          <table:table-cell table:style-name="ce4" table:formula="of:=IF([.H62]=[.I62];[.A62];[.H62]&amp;[.I62])" office:value-type="string" office:string-value="FizzBuzz">
            <text:p>FizzBuzz</text:p>
          </table:table-cell>
          <table:table-cell table:formula="of:=[.B62]=[.J62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formula="of:=TEXT([.$A63];&quot;0,00&quot;)" office:value-type="string" office:string-value="61,00">
            <text:p>61,00</text:p>
          </table:table-cell>
          <table:table-cell table:formula="of:=MOD([.$A63];[.D$2])" office:value-type="float" office:value="1">
            <text:p>1</text:p>
          </table:table-cell>
          <table:table-cell table:formula="of:=ISNUMBER(SEARCH(&quot;3&quot;;TEXT([.$A63];&quot;0,00&quot;)))" office:value-type="boolean" office:boolean-value="false">
            <text:p>FALSO</text:p>
          </table:table-cell>
          <table:table-cell table:formula="of:=MOD([.$A63];[.F$2])" office:value-type="float" office:value="1">
            <text:p>1</text:p>
          </table:table-cell>
          <table:table-cell table:style-name="ce8" table:formula="of:=ISNUMBER(SEARCH(&quot;5&quot;;TEXT([.$A63];&quot;0,00&quot;)))" office:value-type="boolean" office:boolean-value="false">
            <text:p>FALSO</text:p>
          </table:table-cell>
          <table:table-cell table:formula="of:=IF(OR(0=[.D63];[.E63]);&quot;Fizz&quot;;&quot;&quot;)">
            <text:p/>
          </table:table-cell>
          <table:table-cell table:formula="of:=IF(OR(0=[.F63];[.G63]);&quot;Buzz&quot;;&quot;&quot;)">
            <text:p/>
          </table:table-cell>
          <table:table-cell table:style-name="ce4" table:formula="of:=IF([.H63]=[.I63];[.A63];[.H63]&amp;[.I63])" office:value-type="float" office:value="61">
            <text:p>61</text:p>
          </table:table-cell>
          <table:table-cell table:formula="of:=[.B63]=[.J6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formula="of:=TEXT([.$A64];&quot;0,00&quot;)" office:value-type="string" office:string-value="62,00">
            <text:p>62,00</text:p>
          </table:table-cell>
          <table:table-cell table:formula="of:=MOD([.$A64];[.D$2])" office:value-type="float" office:value="2">
            <text:p>2</text:p>
          </table:table-cell>
          <table:table-cell table:formula="of:=ISNUMBER(SEARCH(&quot;3&quot;;TEXT([.$A64];&quot;0,00&quot;)))" office:value-type="boolean" office:boolean-value="false">
            <text:p>FALSO</text:p>
          </table:table-cell>
          <table:table-cell table:formula="of:=MOD([.$A64];[.F$2])" office:value-type="float" office:value="2">
            <text:p>2</text:p>
          </table:table-cell>
          <table:table-cell table:style-name="ce8" table:formula="of:=ISNUMBER(SEARCH(&quot;5&quot;;TEXT([.$A64];&quot;0,00&quot;)))" office:value-type="boolean" office:boolean-value="false">
            <text:p>FALSO</text:p>
          </table:table-cell>
          <table:table-cell table:formula="of:=IF(OR(0=[.D64];[.E64]);&quot;Fizz&quot;;&quot;&quot;)">
            <text:p/>
          </table:table-cell>
          <table:table-cell table:formula="of:=IF(OR(0=[.F64];[.G64]);&quot;Buzz&quot;;&quot;&quot;)">
            <text:p/>
          </table:table-cell>
          <table:table-cell table:style-name="ce4" table:formula="of:=IF([.H64]=[.I64];[.A64];[.H64]&amp;[.I64])" office:value-type="float" office:value="62">
            <text:p>62</text:p>
          </table:table-cell>
          <table:table-cell table:formula="of:=[.B64]=[.J6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style-name="ce3" office:value-type="string">
            <text:p>Fizz</text:p>
          </table:table-cell>
          <table:table-cell table:formula="of:=TEXT([.$A65];&quot;0,00&quot;)" office:value-type="string" office:string-value="63,00">
            <text:p>63,00</text:p>
          </table:table-cell>
          <table:table-cell table:formula="of:=MOD([.$A65];[.D$2])" office:value-type="float" office:value="0">
            <text:p>0</text:p>
          </table:table-cell>
          <table:table-cell table:formula="of:=ISNUMBER(SEARCH(&quot;3&quot;;TEXT([.$A65];&quot;0,00&quot;)))" office:value-type="boolean" office:boolean-value="true">
            <text:p>VERDADERO</text:p>
          </table:table-cell>
          <table:table-cell table:formula="of:=MOD([.$A65];[.F$2])" office:value-type="float" office:value="3">
            <text:p>3</text:p>
          </table:table-cell>
          <table:table-cell table:style-name="ce8" table:formula="of:=ISNUMBER(SEARCH(&quot;5&quot;;TEXT([.$A65];&quot;0,00&quot;)))" office:value-type="boolean" office:boolean-value="false">
            <text:p>FALSO</text:p>
          </table:table-cell>
          <table:table-cell table:formula="of:=IF(OR(0=[.D65];[.E65]);&quot;Fizz&quot;;&quot;&quot;)" office:value-type="string" office:string-value="Fizz">
            <text:p>Fizz</text:p>
          </table:table-cell>
          <table:table-cell table:formula="of:=IF(OR(0=[.F65];[.G65]);&quot;Buzz&quot;;&quot;&quot;)">
            <text:p/>
          </table:table-cell>
          <table:table-cell table:style-name="ce4" table:formula="of:=IF([.H65]=[.I65];[.A65];[.H65]&amp;[.I65])" office:value-type="string" office:string-value="Fizz">
            <text:p>Fizz</text:p>
          </table:table-cell>
          <table:table-cell table:formula="of:=[.B65]=[.J6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formula="of:=TEXT([.$A66];&quot;0,00&quot;)" office:value-type="string" office:string-value="64,00">
            <text:p>64,00</text:p>
          </table:table-cell>
          <table:table-cell table:formula="of:=MOD([.$A66];[.D$2])" office:value-type="float" office:value="1">
            <text:p>1</text:p>
          </table:table-cell>
          <table:table-cell table:formula="of:=ISNUMBER(SEARCH(&quot;3&quot;;TEXT([.$A66];&quot;0,00&quot;)))" office:value-type="boolean" office:boolean-value="false">
            <text:p>FALSO</text:p>
          </table:table-cell>
          <table:table-cell table:formula="of:=MOD([.$A66];[.F$2])" office:value-type="float" office:value="4">
            <text:p>4</text:p>
          </table:table-cell>
          <table:table-cell table:style-name="ce8" table:formula="of:=ISNUMBER(SEARCH(&quot;5&quot;;TEXT([.$A66];&quot;0,00&quot;)))" office:value-type="boolean" office:boolean-value="false">
            <text:p>FALSO</text:p>
          </table:table-cell>
          <table:table-cell table:formula="of:=IF(OR(0=[.D66];[.E66]);&quot;Fizz&quot;;&quot;&quot;)">
            <text:p/>
          </table:table-cell>
          <table:table-cell table:formula="of:=IF(OR(0=[.F66];[.G66]);&quot;Buzz&quot;;&quot;&quot;)">
            <text:p/>
          </table:table-cell>
          <table:table-cell table:style-name="ce4" table:formula="of:=IF([.H66]=[.I66];[.A66];[.H66]&amp;[.I66])" office:value-type="float" office:value="64">
            <text:p>64</text:p>
          </table:table-cell>
          <table:table-cell table:formula="of:=[.B66]=[.J6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style-name="ce3" office:value-type="string">
            <text:p>Buzz</text:p>
          </table:table-cell>
          <table:table-cell table:formula="of:=TEXT([.$A67];&quot;0,00&quot;)" office:value-type="string" office:string-value="65,00">
            <text:p>65,00</text:p>
          </table:table-cell>
          <table:table-cell table:formula="of:=MOD([.$A67];[.D$2])" office:value-type="float" office:value="2">
            <text:p>2</text:p>
          </table:table-cell>
          <table:table-cell table:formula="of:=ISNUMBER(SEARCH(&quot;3&quot;;TEXT([.$A67];&quot;0,00&quot;)))" office:value-type="boolean" office:boolean-value="false">
            <text:p>FALSO</text:p>
          </table:table-cell>
          <table:table-cell table:formula="of:=MOD([.$A67];[.F$2])" office:value-type="float" office:value="0">
            <text:p>0</text:p>
          </table:table-cell>
          <table:table-cell table:style-name="ce8" table:formula="of:=ISNUMBER(SEARCH(&quot;5&quot;;TEXT([.$A67];&quot;0,00&quot;)))" office:value-type="boolean" office:boolean-value="true">
            <text:p>VERDADERO</text:p>
          </table:table-cell>
          <table:table-cell table:formula="of:=IF(OR(0=[.D67];[.E67]);&quot;Fizz&quot;;&quot;&quot;)">
            <text:p/>
          </table:table-cell>
          <table:table-cell table:formula="of:=IF(OR(0=[.F67];[.G67]);&quot;Buzz&quot;;&quot;&quot;)" office:value-type="string" office:string-value="Buzz">
            <text:p>Buzz</text:p>
          </table:table-cell>
          <table:table-cell table:style-name="ce4" table:formula="of:=IF([.H67]=[.I67];[.A67];[.H67]&amp;[.I67])" office:value-type="string" office:string-value="Buzz">
            <text:p>Buzz</text:p>
          </table:table-cell>
          <table:table-cell table:formula="of:=[.B67]=[.J6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style-name="ce3" office:value-type="string">
            <text:p>Fizz</text:p>
          </table:table-cell>
          <table:table-cell table:formula="of:=TEXT([.$A68];&quot;0,00&quot;)" office:value-type="string" office:string-value="66,00">
            <text:p>66,00</text:p>
          </table:table-cell>
          <table:table-cell table:formula="of:=MOD([.$A68];[.D$2])" office:value-type="float" office:value="0">
            <text:p>0</text:p>
          </table:table-cell>
          <table:table-cell table:formula="of:=ISNUMBER(SEARCH(&quot;3&quot;;TEXT([.$A68];&quot;0,00&quot;)))" office:value-type="boolean" office:boolean-value="false">
            <text:p>FALSO</text:p>
          </table:table-cell>
          <table:table-cell table:formula="of:=MOD([.$A68];[.F$2])" office:value-type="float" office:value="1">
            <text:p>1</text:p>
          </table:table-cell>
          <table:table-cell table:style-name="ce8" table:formula="of:=ISNUMBER(SEARCH(&quot;5&quot;;TEXT([.$A68];&quot;0,00&quot;)))" office:value-type="boolean" office:boolean-value="false">
            <text:p>FALSO</text:p>
          </table:table-cell>
          <table:table-cell table:formula="of:=IF(OR(0=[.D68];[.E68]);&quot;Fizz&quot;;&quot;&quot;)" office:value-type="string" office:string-value="Fizz">
            <text:p>Fizz</text:p>
          </table:table-cell>
          <table:table-cell table:formula="of:=IF(OR(0=[.F68];[.G68]);&quot;Buzz&quot;;&quot;&quot;)">
            <text:p/>
          </table:table-cell>
          <table:table-cell table:style-name="ce4" table:formula="of:=IF([.H68]=[.I68];[.A68];[.H68]&amp;[.I68])" office:value-type="string" office:string-value="Fizz">
            <text:p>Fizz</text:p>
          </table:table-cell>
          <table:table-cell table:formula="of:=[.B68]=[.J6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formula="of:=TEXT([.$A69];&quot;0,00&quot;)" office:value-type="string" office:string-value="67,00">
            <text:p>67,00</text:p>
          </table:table-cell>
          <table:table-cell table:formula="of:=MOD([.$A69];[.D$2])" office:value-type="float" office:value="1">
            <text:p>1</text:p>
          </table:table-cell>
          <table:table-cell table:formula="of:=ISNUMBER(SEARCH(&quot;3&quot;;TEXT([.$A69];&quot;0,00&quot;)))" office:value-type="boolean" office:boolean-value="false">
            <text:p>FALSO</text:p>
          </table:table-cell>
          <table:table-cell table:formula="of:=MOD([.$A69];[.F$2])" office:value-type="float" office:value="2">
            <text:p>2</text:p>
          </table:table-cell>
          <table:table-cell table:style-name="ce8" table:formula="of:=ISNUMBER(SEARCH(&quot;5&quot;;TEXT([.$A69];&quot;0,00&quot;)))" office:value-type="boolean" office:boolean-value="false">
            <text:p>FALSO</text:p>
          </table:table-cell>
          <table:table-cell table:formula="of:=IF(OR(0=[.D69];[.E69]);&quot;Fizz&quot;;&quot;&quot;)">
            <text:p/>
          </table:table-cell>
          <table:table-cell table:formula="of:=IF(OR(0=[.F69];[.G69]);&quot;Buzz&quot;;&quot;&quot;)">
            <text:p/>
          </table:table-cell>
          <table:table-cell table:style-name="ce4" table:formula="of:=IF([.H69]=[.I69];[.A69];[.H69]&amp;[.I69])" office:value-type="float" office:value="67">
            <text:p>67</text:p>
          </table:table-cell>
          <table:table-cell table:formula="of:=[.B69]=[.J6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formula="of:=TEXT([.$A70];&quot;0,00&quot;)" office:value-type="string" office:string-value="68,00">
            <text:p>68,00</text:p>
          </table:table-cell>
          <table:table-cell table:formula="of:=MOD([.$A70];[.D$2])" office:value-type="float" office:value="2">
            <text:p>2</text:p>
          </table:table-cell>
          <table:table-cell table:formula="of:=ISNUMBER(SEARCH(&quot;3&quot;;TEXT([.$A70];&quot;0,00&quot;)))" office:value-type="boolean" office:boolean-value="false">
            <text:p>FALSO</text:p>
          </table:table-cell>
          <table:table-cell table:formula="of:=MOD([.$A70];[.F$2])" office:value-type="float" office:value="3">
            <text:p>3</text:p>
          </table:table-cell>
          <table:table-cell table:style-name="ce8" table:formula="of:=ISNUMBER(SEARCH(&quot;5&quot;;TEXT([.$A70];&quot;0,00&quot;)))" office:value-type="boolean" office:boolean-value="false">
            <text:p>FALSO</text:p>
          </table:table-cell>
          <table:table-cell table:formula="of:=IF(OR(0=[.D70];[.E70]);&quot;Fizz&quot;;&quot;&quot;)">
            <text:p/>
          </table:table-cell>
          <table:table-cell table:formula="of:=IF(OR(0=[.F70];[.G70]);&quot;Buzz&quot;;&quot;&quot;)">
            <text:p/>
          </table:table-cell>
          <table:table-cell table:style-name="ce4" table:formula="of:=IF([.H70]=[.I70];[.A70];[.H70]&amp;[.I70])" office:value-type="float" office:value="68">
            <text:p>68</text:p>
          </table:table-cell>
          <table:table-cell table:formula="of:=[.B70]=[.J7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style-name="ce3" office:value-type="string">
            <text:p>Fizz</text:p>
          </table:table-cell>
          <table:table-cell table:formula="of:=TEXT([.$A71];&quot;0,00&quot;)" office:value-type="string" office:string-value="69,00">
            <text:p>69,00</text:p>
          </table:table-cell>
          <table:table-cell table:formula="of:=MOD([.$A71];[.D$2])" office:value-type="float" office:value="0">
            <text:p>0</text:p>
          </table:table-cell>
          <table:table-cell table:formula="of:=ISNUMBER(SEARCH(&quot;3&quot;;TEXT([.$A71];&quot;0,00&quot;)))" office:value-type="boolean" office:boolean-value="false">
            <text:p>FALSO</text:p>
          </table:table-cell>
          <table:table-cell table:formula="of:=MOD([.$A71];[.F$2])" office:value-type="float" office:value="4">
            <text:p>4</text:p>
          </table:table-cell>
          <table:table-cell table:style-name="ce8" table:formula="of:=ISNUMBER(SEARCH(&quot;5&quot;;TEXT([.$A71];&quot;0,00&quot;)))" office:value-type="boolean" office:boolean-value="false">
            <text:p>FALSO</text:p>
          </table:table-cell>
          <table:table-cell table:formula="of:=IF(OR(0=[.D71];[.E71]);&quot;Fizz&quot;;&quot;&quot;)" office:value-type="string" office:string-value="Fizz">
            <text:p>Fizz</text:p>
          </table:table-cell>
          <table:table-cell table:formula="of:=IF(OR(0=[.F71];[.G71]);&quot;Buzz&quot;;&quot;&quot;)">
            <text:p/>
          </table:table-cell>
          <table:table-cell table:style-name="ce4" table:formula="of:=IF([.H71]=[.I71];[.A71];[.H71]&amp;[.I71])" office:value-type="string" office:string-value="Fizz">
            <text:p>Fizz</text:p>
          </table:table-cell>
          <table:table-cell table:formula="of:=[.B71]=[.J7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string">
            <text:p>Buzz</text:p>
          </table:table-cell>
          <table:table-cell table:formula="of:=TEXT([.$A72];&quot;0,00&quot;)" office:value-type="string" office:string-value="70,00">
            <text:p>70,00</text:p>
          </table:table-cell>
          <table:table-cell table:formula="of:=MOD([.$A72];[.D$2])" office:value-type="float" office:value="1">
            <text:p>1</text:p>
          </table:table-cell>
          <table:table-cell table:formula="of:=ISNUMBER(SEARCH(&quot;3&quot;;TEXT([.$A72];&quot;0,00&quot;)))" office:value-type="boolean" office:boolean-value="false">
            <text:p>FALSO</text:p>
          </table:table-cell>
          <table:table-cell table:formula="of:=MOD([.$A72];[.F$2])" office:value-type="float" office:value="0">
            <text:p>0</text:p>
          </table:table-cell>
          <table:table-cell table:style-name="ce8" table:formula="of:=ISNUMBER(SEARCH(&quot;5&quot;;TEXT([.$A72];&quot;0,00&quot;)))" office:value-type="boolean" office:boolean-value="false">
            <text:p>FALSO</text:p>
          </table:table-cell>
          <table:table-cell table:formula="of:=IF(OR(0=[.D72];[.E72]);&quot;Fizz&quot;;&quot;&quot;)">
            <text:p/>
          </table:table-cell>
          <table:table-cell table:formula="of:=IF(OR(0=[.F72];[.G72]);&quot;Buzz&quot;;&quot;&quot;)" office:value-type="string" office:string-value="Buzz">
            <text:p>Buzz</text:p>
          </table:table-cell>
          <table:table-cell table:style-name="ce4" table:formula="of:=IF([.H72]=[.I72];[.A72];[.H72]&amp;[.I72])" office:value-type="string" office:string-value="Buzz">
            <text:p>Buzz</text:p>
          </table:table-cell>
          <table:table-cell table:formula="of:=[.B72]=[.J72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formula="of:=TEXT([.$A73];&quot;0,00&quot;)" office:value-type="string" office:string-value="71,00">
            <text:p>71,00</text:p>
          </table:table-cell>
          <table:table-cell table:formula="of:=MOD([.$A73];[.D$2])" office:value-type="float" office:value="2">
            <text:p>2</text:p>
          </table:table-cell>
          <table:table-cell table:formula="of:=ISNUMBER(SEARCH(&quot;3&quot;;TEXT([.$A73];&quot;0,00&quot;)))" office:value-type="boolean" office:boolean-value="false">
            <text:p>FALSO</text:p>
          </table:table-cell>
          <table:table-cell table:formula="of:=MOD([.$A73];[.F$2])" office:value-type="float" office:value="1">
            <text:p>1</text:p>
          </table:table-cell>
          <table:table-cell table:style-name="ce8" table:formula="of:=ISNUMBER(SEARCH(&quot;5&quot;;TEXT([.$A73];&quot;0,00&quot;)))" office:value-type="boolean" office:boolean-value="false">
            <text:p>FALSO</text:p>
          </table:table-cell>
          <table:table-cell table:formula="of:=IF(OR(0=[.D73];[.E73]);&quot;Fizz&quot;;&quot;&quot;)">
            <text:p/>
          </table:table-cell>
          <table:table-cell table:formula="of:=IF(OR(0=[.F73];[.G73]);&quot;Buzz&quot;;&quot;&quot;)">
            <text:p/>
          </table:table-cell>
          <table:table-cell table:style-name="ce4" table:formula="of:=IF([.H73]=[.I73];[.A73];[.H73]&amp;[.I73])" office:value-type="float" office:value="71">
            <text:p>71</text:p>
          </table:table-cell>
          <table:table-cell table:formula="of:=[.B73]=[.J7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style-name="ce3" office:value-type="string">
            <text:p>Fizz</text:p>
          </table:table-cell>
          <table:table-cell table:formula="of:=TEXT([.$A74];&quot;0,00&quot;)" office:value-type="string" office:string-value="72,00">
            <text:p>72,00</text:p>
          </table:table-cell>
          <table:table-cell table:formula="of:=MOD([.$A74];[.D$2])" office:value-type="float" office:value="0">
            <text:p>0</text:p>
          </table:table-cell>
          <table:table-cell table:formula="of:=ISNUMBER(SEARCH(&quot;3&quot;;TEXT([.$A74];&quot;0,00&quot;)))" office:value-type="boolean" office:boolean-value="false">
            <text:p>FALSO</text:p>
          </table:table-cell>
          <table:table-cell table:formula="of:=MOD([.$A74];[.F$2])" office:value-type="float" office:value="2">
            <text:p>2</text:p>
          </table:table-cell>
          <table:table-cell table:style-name="ce8" table:formula="of:=ISNUMBER(SEARCH(&quot;5&quot;;TEXT([.$A74];&quot;0,00&quot;)))" office:value-type="boolean" office:boolean-value="false">
            <text:p>FALSO</text:p>
          </table:table-cell>
          <table:table-cell table:formula="of:=IF(OR(0=[.D74];[.E74]);&quot;Fizz&quot;;&quot;&quot;)" office:value-type="string" office:string-value="Fizz">
            <text:p>Fizz</text:p>
          </table:table-cell>
          <table:table-cell table:formula="of:=IF(OR(0=[.F74];[.G74]);&quot;Buzz&quot;;&quot;&quot;)">
            <text:p/>
          </table:table-cell>
          <table:table-cell table:style-name="ce4" table:formula="of:=IF([.H74]=[.I74];[.A74];[.H74]&amp;[.I74])" office:value-type="string" office:string-value="Fizz">
            <text:p>Fizz</text:p>
          </table:table-cell>
          <table:table-cell table:formula="of:=[.B74]=[.J7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style-name="ce3" office:value-type="string">
            <text:p>Fizz</text:p>
          </table:table-cell>
          <table:table-cell table:formula="of:=TEXT([.$A75];&quot;0,00&quot;)" office:value-type="string" office:string-value="73,00">
            <text:p>73,00</text:p>
          </table:table-cell>
          <table:table-cell table:formula="of:=MOD([.$A75];[.D$2])" office:value-type="float" office:value="1">
            <text:p>1</text:p>
          </table:table-cell>
          <table:table-cell table:formula="of:=ISNUMBER(SEARCH(&quot;3&quot;;TEXT([.$A75];&quot;0,00&quot;)))" office:value-type="boolean" office:boolean-value="true">
            <text:p>VERDADERO</text:p>
          </table:table-cell>
          <table:table-cell table:formula="of:=MOD([.$A75];[.F$2])" office:value-type="float" office:value="3">
            <text:p>3</text:p>
          </table:table-cell>
          <table:table-cell table:style-name="ce8" table:formula="of:=ISNUMBER(SEARCH(&quot;5&quot;;TEXT([.$A75];&quot;0,00&quot;)))" office:value-type="boolean" office:boolean-value="false">
            <text:p>FALSO</text:p>
          </table:table-cell>
          <table:table-cell table:formula="of:=IF(OR(0=[.D75];[.E75]);&quot;Fizz&quot;;&quot;&quot;)" office:value-type="string" office:string-value="Fizz">
            <text:p>Fizz</text:p>
          </table:table-cell>
          <table:table-cell table:formula="of:=IF(OR(0=[.F75];[.G75]);&quot;Buzz&quot;;&quot;&quot;)">
            <text:p/>
          </table:table-cell>
          <table:table-cell table:style-name="ce4" table:formula="of:=IF([.H75]=[.I75];[.A75];[.H75]&amp;[.I75])" office:value-type="string" office:string-value="Fizz">
            <text:p>Fizz</text:p>
          </table:table-cell>
          <table:table-cell table:formula="of:=[.B75]=[.J7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formula="of:=TEXT([.$A76];&quot;0,00&quot;)" office:value-type="string" office:string-value="74,00">
            <text:p>74,00</text:p>
          </table:table-cell>
          <table:table-cell table:formula="of:=MOD([.$A76];[.D$2])" office:value-type="float" office:value="2">
            <text:p>2</text:p>
          </table:table-cell>
          <table:table-cell table:formula="of:=ISNUMBER(SEARCH(&quot;3&quot;;TEXT([.$A76];&quot;0,00&quot;)))" office:value-type="boolean" office:boolean-value="false">
            <text:p>FALSO</text:p>
          </table:table-cell>
          <table:table-cell table:formula="of:=MOD([.$A76];[.F$2])" office:value-type="float" office:value="4">
            <text:p>4</text:p>
          </table:table-cell>
          <table:table-cell table:style-name="ce8" table:formula="of:=ISNUMBER(SEARCH(&quot;5&quot;;TEXT([.$A76];&quot;0,00&quot;)))" office:value-type="boolean" office:boolean-value="false">
            <text:p>FALSO</text:p>
          </table:table-cell>
          <table:table-cell table:formula="of:=IF(OR(0=[.D76];[.E76]);&quot;Fizz&quot;;&quot;&quot;)">
            <text:p/>
          </table:table-cell>
          <table:table-cell table:formula="of:=IF(OR(0=[.F76];[.G76]);&quot;Buzz&quot;;&quot;&quot;)">
            <text:p/>
          </table:table-cell>
          <table:table-cell table:style-name="ce4" table:formula="of:=IF([.H76]=[.I76];[.A76];[.H76]&amp;[.I76])" office:value-type="float" office:value="74">
            <text:p>74</text:p>
          </table:table-cell>
          <table:table-cell table:formula="of:=[.B76]=[.J7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style-name="ce3" office:value-type="string">
            <text:p>FizzBuzz</text:p>
          </table:table-cell>
          <table:table-cell table:formula="of:=TEXT([.$A77];&quot;0,00&quot;)" office:value-type="string" office:string-value="75,00">
            <text:p>75,00</text:p>
          </table:table-cell>
          <table:table-cell table:formula="of:=MOD([.$A77];[.D$2])" office:value-type="float" office:value="0">
            <text:p>0</text:p>
          </table:table-cell>
          <table:table-cell table:formula="of:=ISNUMBER(SEARCH(&quot;3&quot;;TEXT([.$A77];&quot;0,00&quot;)))" office:value-type="boolean" office:boolean-value="false">
            <text:p>FALSO</text:p>
          </table:table-cell>
          <table:table-cell table:formula="of:=MOD([.$A77];[.F$2])" office:value-type="float" office:value="0">
            <text:p>0</text:p>
          </table:table-cell>
          <table:table-cell table:style-name="ce8" table:formula="of:=ISNUMBER(SEARCH(&quot;5&quot;;TEXT([.$A77];&quot;0,00&quot;)))" office:value-type="boolean" office:boolean-value="true">
            <text:p>VERDADERO</text:p>
          </table:table-cell>
          <table:table-cell table:formula="of:=IF(OR(0=[.D77];[.E77]);&quot;Fizz&quot;;&quot;&quot;)" office:value-type="string" office:string-value="Fizz">
            <text:p>Fizz</text:p>
          </table:table-cell>
          <table:table-cell table:formula="of:=IF(OR(0=[.F77];[.G77]);&quot;Buzz&quot;;&quot;&quot;)" office:value-type="string" office:string-value="Buzz">
            <text:p>Buzz</text:p>
          </table:table-cell>
          <table:table-cell table:style-name="ce4" table:formula="of:=IF([.H77]=[.I77];[.A77];[.H77]&amp;[.I77])" office:value-type="string" office:string-value="FizzBuzz">
            <text:p>FizzBuzz</text:p>
          </table:table-cell>
          <table:table-cell table:formula="of:=[.B77]=[.J7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formula="of:=TEXT([.$A78];&quot;0,00&quot;)" office:value-type="string" office:string-value="76,00">
            <text:p>76,00</text:p>
          </table:table-cell>
          <table:table-cell table:formula="of:=MOD([.$A78];[.D$2])" office:value-type="float" office:value="1">
            <text:p>1</text:p>
          </table:table-cell>
          <table:table-cell table:formula="of:=ISNUMBER(SEARCH(&quot;3&quot;;TEXT([.$A78];&quot;0,00&quot;)))" office:value-type="boolean" office:boolean-value="false">
            <text:p>FALSO</text:p>
          </table:table-cell>
          <table:table-cell table:formula="of:=MOD([.$A78];[.F$2])" office:value-type="float" office:value="1">
            <text:p>1</text:p>
          </table:table-cell>
          <table:table-cell table:style-name="ce8" table:formula="of:=ISNUMBER(SEARCH(&quot;5&quot;;TEXT([.$A78];&quot;0,00&quot;)))" office:value-type="boolean" office:boolean-value="false">
            <text:p>FALSO</text:p>
          </table:table-cell>
          <table:table-cell table:formula="of:=IF(OR(0=[.D78];[.E78]);&quot;Fizz&quot;;&quot;&quot;)">
            <text:p/>
          </table:table-cell>
          <table:table-cell table:formula="of:=IF(OR(0=[.F78];[.G78]);&quot;Buzz&quot;;&quot;&quot;)">
            <text:p/>
          </table:table-cell>
          <table:table-cell table:style-name="ce4" table:formula="of:=IF([.H78]=[.I78];[.A78];[.H78]&amp;[.I78])" office:value-type="float" office:value="76">
            <text:p>76</text:p>
          </table:table-cell>
          <table:table-cell table:formula="of:=[.B78]=[.J7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formula="of:=TEXT([.$A79];&quot;0,00&quot;)" office:value-type="string" office:string-value="77,00">
            <text:p>77,00</text:p>
          </table:table-cell>
          <table:table-cell table:formula="of:=MOD([.$A79];[.D$2])" office:value-type="float" office:value="2">
            <text:p>2</text:p>
          </table:table-cell>
          <table:table-cell table:formula="of:=ISNUMBER(SEARCH(&quot;3&quot;;TEXT([.$A79];&quot;0,00&quot;)))" office:value-type="boolean" office:boolean-value="false">
            <text:p>FALSO</text:p>
          </table:table-cell>
          <table:table-cell table:formula="of:=MOD([.$A79];[.F$2])" office:value-type="float" office:value="2">
            <text:p>2</text:p>
          </table:table-cell>
          <table:table-cell table:style-name="ce8" table:formula="of:=ISNUMBER(SEARCH(&quot;5&quot;;TEXT([.$A79];&quot;0,00&quot;)))" office:value-type="boolean" office:boolean-value="false">
            <text:p>FALSO</text:p>
          </table:table-cell>
          <table:table-cell table:formula="of:=IF(OR(0=[.D79];[.E79]);&quot;Fizz&quot;;&quot;&quot;)">
            <text:p/>
          </table:table-cell>
          <table:table-cell table:formula="of:=IF(OR(0=[.F79];[.G79]);&quot;Buzz&quot;;&quot;&quot;)">
            <text:p/>
          </table:table-cell>
          <table:table-cell table:style-name="ce4" table:formula="of:=IF([.H79]=[.I79];[.A79];[.H79]&amp;[.I79])" office:value-type="float" office:value="77">
            <text:p>77</text:p>
          </table:table-cell>
          <table:table-cell table:formula="of:=[.B79]=[.J7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style-name="ce3" office:value-type="string">
            <text:p>Fizz</text:p>
          </table:table-cell>
          <table:table-cell table:formula="of:=TEXT([.$A80];&quot;0,00&quot;)" office:value-type="string" office:string-value="78,00">
            <text:p>78,00</text:p>
          </table:table-cell>
          <table:table-cell table:formula="of:=MOD([.$A80];[.D$2])" office:value-type="float" office:value="0">
            <text:p>0</text:p>
          </table:table-cell>
          <table:table-cell table:formula="of:=ISNUMBER(SEARCH(&quot;3&quot;;TEXT([.$A80];&quot;0,00&quot;)))" office:value-type="boolean" office:boolean-value="false">
            <text:p>FALSO</text:p>
          </table:table-cell>
          <table:table-cell table:formula="of:=MOD([.$A80];[.F$2])" office:value-type="float" office:value="3">
            <text:p>3</text:p>
          </table:table-cell>
          <table:table-cell table:style-name="ce8" table:formula="of:=ISNUMBER(SEARCH(&quot;5&quot;;TEXT([.$A80];&quot;0,00&quot;)))" office:value-type="boolean" office:boolean-value="false">
            <text:p>FALSO</text:p>
          </table:table-cell>
          <table:table-cell table:formula="of:=IF(OR(0=[.D80];[.E80]);&quot;Fizz&quot;;&quot;&quot;)" office:value-type="string" office:string-value="Fizz">
            <text:p>Fizz</text:p>
          </table:table-cell>
          <table:table-cell table:formula="of:=IF(OR(0=[.F80];[.G80]);&quot;Buzz&quot;;&quot;&quot;)">
            <text:p/>
          </table:table-cell>
          <table:table-cell table:style-name="ce4" table:formula="of:=IF([.H80]=[.I80];[.A80];[.H80]&amp;[.I80])" office:value-type="string" office:string-value="Fizz">
            <text:p>Fizz</text:p>
          </table:table-cell>
          <table:table-cell table:formula="of:=[.B80]=[.J8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formula="of:=TEXT([.$A81];&quot;0,00&quot;)" office:value-type="string" office:string-value="79,00">
            <text:p>79,00</text:p>
          </table:table-cell>
          <table:table-cell table:formula="of:=MOD([.$A81];[.D$2])" office:value-type="float" office:value="1">
            <text:p>1</text:p>
          </table:table-cell>
          <table:table-cell table:formula="of:=ISNUMBER(SEARCH(&quot;3&quot;;TEXT([.$A81];&quot;0,00&quot;)))" office:value-type="boolean" office:boolean-value="false">
            <text:p>FALSO</text:p>
          </table:table-cell>
          <table:table-cell table:formula="of:=MOD([.$A81];[.F$2])" office:value-type="float" office:value="4">
            <text:p>4</text:p>
          </table:table-cell>
          <table:table-cell table:style-name="ce8" table:formula="of:=ISNUMBER(SEARCH(&quot;5&quot;;TEXT([.$A81];&quot;0,00&quot;)))" office:value-type="boolean" office:boolean-value="false">
            <text:p>FALSO</text:p>
          </table:table-cell>
          <table:table-cell table:formula="of:=IF(OR(0=[.D81];[.E81]);&quot;Fizz&quot;;&quot;&quot;)">
            <text:p/>
          </table:table-cell>
          <table:table-cell table:formula="of:=IF(OR(0=[.F81];[.G81]);&quot;Buzz&quot;;&quot;&quot;)">
            <text:p/>
          </table:table-cell>
          <table:table-cell table:style-name="ce4" table:formula="of:=IF([.H81]=[.I81];[.A81];[.H81]&amp;[.I81])" office:value-type="float" office:value="79">
            <text:p>79</text:p>
          </table:table-cell>
          <table:table-cell table:formula="of:=[.B81]=[.J8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string">
            <text:p>Buzz</text:p>
          </table:table-cell>
          <table:table-cell table:formula="of:=TEXT([.$A82];&quot;0,00&quot;)" office:value-type="string" office:string-value="80,00">
            <text:p>80,00</text:p>
          </table:table-cell>
          <table:table-cell table:formula="of:=MOD([.$A82];[.D$2])" office:value-type="float" office:value="2">
            <text:p>2</text:p>
          </table:table-cell>
          <table:table-cell table:formula="of:=ISNUMBER(SEARCH(&quot;3&quot;;TEXT([.$A82];&quot;0,00&quot;)))" office:value-type="boolean" office:boolean-value="false">
            <text:p>FALSO</text:p>
          </table:table-cell>
          <table:table-cell table:formula="of:=MOD([.$A82];[.F$2])" office:value-type="float" office:value="0">
            <text:p>0</text:p>
          </table:table-cell>
          <table:table-cell table:style-name="ce8" table:formula="of:=ISNUMBER(SEARCH(&quot;5&quot;;TEXT([.$A82];&quot;0,00&quot;)))" office:value-type="boolean" office:boolean-value="false">
            <text:p>FALSO</text:p>
          </table:table-cell>
          <table:table-cell table:formula="of:=IF(OR(0=[.D82];[.E82]);&quot;Fizz&quot;;&quot;&quot;)">
            <text:p/>
          </table:table-cell>
          <table:table-cell table:formula="of:=IF(OR(0=[.F82];[.G82]);&quot;Buzz&quot;;&quot;&quot;)" office:value-type="string" office:string-value="Buzz">
            <text:p>Buzz</text:p>
          </table:table-cell>
          <table:table-cell table:style-name="ce4" table:formula="of:=IF([.H82]=[.I82];[.A82];[.H82]&amp;[.I82])" office:value-type="string" office:string-value="Buzz">
            <text:p>Buzz</text:p>
          </table:table-cell>
          <table:table-cell table:formula="of:=[.B82]=[.J82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style-name="ce3" office:value-type="string">
            <text:p>Fizz</text:p>
          </table:table-cell>
          <table:table-cell table:formula="of:=TEXT([.$A83];&quot;0,00&quot;)" office:value-type="string" office:string-value="81,00">
            <text:p>81,00</text:p>
          </table:table-cell>
          <table:table-cell table:formula="of:=MOD([.$A83];[.D$2])" office:value-type="float" office:value="0">
            <text:p>0</text:p>
          </table:table-cell>
          <table:table-cell table:formula="of:=ISNUMBER(SEARCH(&quot;3&quot;;TEXT([.$A83];&quot;0,00&quot;)))" office:value-type="boolean" office:boolean-value="false">
            <text:p>FALSO</text:p>
          </table:table-cell>
          <table:table-cell table:formula="of:=MOD([.$A83];[.F$2])" office:value-type="float" office:value="1">
            <text:p>1</text:p>
          </table:table-cell>
          <table:table-cell table:style-name="ce8" table:formula="of:=ISNUMBER(SEARCH(&quot;5&quot;;TEXT([.$A83];&quot;0,00&quot;)))" office:value-type="boolean" office:boolean-value="false">
            <text:p>FALSO</text:p>
          </table:table-cell>
          <table:table-cell table:formula="of:=IF(OR(0=[.D83];[.E83]);&quot;Fizz&quot;;&quot;&quot;)" office:value-type="string" office:string-value="Fizz">
            <text:p>Fizz</text:p>
          </table:table-cell>
          <table:table-cell table:formula="of:=IF(OR(0=[.F83];[.G83]);&quot;Buzz&quot;;&quot;&quot;)">
            <text:p/>
          </table:table-cell>
          <table:table-cell table:style-name="ce4" table:formula="of:=IF([.H83]=[.I83];[.A83];[.H83]&amp;[.I83])" office:value-type="string" office:string-value="Fizz">
            <text:p>Fizz</text:p>
          </table:table-cell>
          <table:table-cell table:formula="of:=[.B83]=[.J8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formula="of:=TEXT([.$A84];&quot;0,00&quot;)" office:value-type="string" office:string-value="82,00">
            <text:p>82,00</text:p>
          </table:table-cell>
          <table:table-cell table:formula="of:=MOD([.$A84];[.D$2])" office:value-type="float" office:value="1">
            <text:p>1</text:p>
          </table:table-cell>
          <table:table-cell table:formula="of:=ISNUMBER(SEARCH(&quot;3&quot;;TEXT([.$A84];&quot;0,00&quot;)))" office:value-type="boolean" office:boolean-value="false">
            <text:p>FALSO</text:p>
          </table:table-cell>
          <table:table-cell table:formula="of:=MOD([.$A84];[.F$2])" office:value-type="float" office:value="2">
            <text:p>2</text:p>
          </table:table-cell>
          <table:table-cell table:style-name="ce8" table:formula="of:=ISNUMBER(SEARCH(&quot;5&quot;;TEXT([.$A84];&quot;0,00&quot;)))" office:value-type="boolean" office:boolean-value="false">
            <text:p>FALSO</text:p>
          </table:table-cell>
          <table:table-cell table:formula="of:=IF(OR(0=[.D84];[.E84]);&quot;Fizz&quot;;&quot;&quot;)">
            <text:p/>
          </table:table-cell>
          <table:table-cell table:formula="of:=IF(OR(0=[.F84];[.G84]);&quot;Buzz&quot;;&quot;&quot;)">
            <text:p/>
          </table:table-cell>
          <table:table-cell table:style-name="ce4" table:formula="of:=IF([.H84]=[.I84];[.A84];[.H84]&amp;[.I84])" office:value-type="float" office:value="82">
            <text:p>82</text:p>
          </table:table-cell>
          <table:table-cell table:formula="of:=[.B84]=[.J8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style-name="ce3" office:value-type="string">
            <text:p>Fizz</text:p>
          </table:table-cell>
          <table:table-cell table:formula="of:=TEXT([.$A85];&quot;0,00&quot;)" office:value-type="string" office:string-value="83,00">
            <text:p>83,00</text:p>
          </table:table-cell>
          <table:table-cell table:formula="of:=MOD([.$A85];[.D$2])" office:value-type="float" office:value="2">
            <text:p>2</text:p>
          </table:table-cell>
          <table:table-cell table:formula="of:=ISNUMBER(SEARCH(&quot;3&quot;;TEXT([.$A85];&quot;0,00&quot;)))" office:value-type="boolean" office:boolean-value="true">
            <text:p>VERDADERO</text:p>
          </table:table-cell>
          <table:table-cell table:formula="of:=MOD([.$A85];[.F$2])" office:value-type="float" office:value="3">
            <text:p>3</text:p>
          </table:table-cell>
          <table:table-cell table:style-name="ce8" table:formula="of:=ISNUMBER(SEARCH(&quot;5&quot;;TEXT([.$A85];&quot;0,00&quot;)))" office:value-type="boolean" office:boolean-value="false">
            <text:p>FALSO</text:p>
          </table:table-cell>
          <table:table-cell table:formula="of:=IF(OR(0=[.D85];[.E85]);&quot;Fizz&quot;;&quot;&quot;)" office:value-type="string" office:string-value="Fizz">
            <text:p>Fizz</text:p>
          </table:table-cell>
          <table:table-cell table:formula="of:=IF(OR(0=[.F85];[.G85]);&quot;Buzz&quot;;&quot;&quot;)">
            <text:p/>
          </table:table-cell>
          <table:table-cell table:style-name="ce4" table:formula="of:=IF([.H85]=[.I85];[.A85];[.H85]&amp;[.I85])" office:value-type="string" office:string-value="Fizz">
            <text:p>Fizz</text:p>
          </table:table-cell>
          <table:table-cell table:formula="of:=[.B85]=[.J8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style-name="ce3" office:value-type="string">
            <text:p>Fizz</text:p>
          </table:table-cell>
          <table:table-cell table:formula="of:=TEXT([.$A86];&quot;0,00&quot;)" office:value-type="string" office:string-value="84,00">
            <text:p>84,00</text:p>
          </table:table-cell>
          <table:table-cell table:formula="of:=MOD([.$A86];[.D$2])" office:value-type="float" office:value="0">
            <text:p>0</text:p>
          </table:table-cell>
          <table:table-cell table:formula="of:=ISNUMBER(SEARCH(&quot;3&quot;;TEXT([.$A86];&quot;0,00&quot;)))" office:value-type="boolean" office:boolean-value="false">
            <text:p>FALSO</text:p>
          </table:table-cell>
          <table:table-cell table:formula="of:=MOD([.$A86];[.F$2])" office:value-type="float" office:value="4">
            <text:p>4</text:p>
          </table:table-cell>
          <table:table-cell table:style-name="ce8" table:formula="of:=ISNUMBER(SEARCH(&quot;5&quot;;TEXT([.$A86];&quot;0,00&quot;)))" office:value-type="boolean" office:boolean-value="false">
            <text:p>FALSO</text:p>
          </table:table-cell>
          <table:table-cell table:formula="of:=IF(OR(0=[.D86];[.E86]);&quot;Fizz&quot;;&quot;&quot;)" office:value-type="string" office:string-value="Fizz">
            <text:p>Fizz</text:p>
          </table:table-cell>
          <table:table-cell table:formula="of:=IF(OR(0=[.F86];[.G86]);&quot;Buzz&quot;;&quot;&quot;)">
            <text:p/>
          </table:table-cell>
          <table:table-cell table:style-name="ce4" table:formula="of:=IF([.H86]=[.I86];[.A86];[.H86]&amp;[.I86])" office:value-type="string" office:string-value="Fizz">
            <text:p>Fizz</text:p>
          </table:table-cell>
          <table:table-cell table:formula="of:=[.B86]=[.J8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style-name="ce3" office:value-type="string">
            <text:p>Buzz</text:p>
          </table:table-cell>
          <table:table-cell table:formula="of:=TEXT([.$A87];&quot;0,00&quot;)" office:value-type="string" office:string-value="85,00">
            <text:p>85,00</text:p>
          </table:table-cell>
          <table:table-cell table:formula="of:=MOD([.$A87];[.D$2])" office:value-type="float" office:value="1">
            <text:p>1</text:p>
          </table:table-cell>
          <table:table-cell table:formula="of:=ISNUMBER(SEARCH(&quot;3&quot;;TEXT([.$A87];&quot;0,00&quot;)))" office:value-type="boolean" office:boolean-value="false">
            <text:p>FALSO</text:p>
          </table:table-cell>
          <table:table-cell table:formula="of:=MOD([.$A87];[.F$2])" office:value-type="float" office:value="0">
            <text:p>0</text:p>
          </table:table-cell>
          <table:table-cell table:style-name="ce8" table:formula="of:=ISNUMBER(SEARCH(&quot;5&quot;;TEXT([.$A87];&quot;0,00&quot;)))" office:value-type="boolean" office:boolean-value="true">
            <text:p>VERDADERO</text:p>
          </table:table-cell>
          <table:table-cell table:formula="of:=IF(OR(0=[.D87];[.E87]);&quot;Fizz&quot;;&quot;&quot;)">
            <text:p/>
          </table:table-cell>
          <table:table-cell table:formula="of:=IF(OR(0=[.F87];[.G87]);&quot;Buzz&quot;;&quot;&quot;)" office:value-type="string" office:string-value="Buzz">
            <text:p>Buzz</text:p>
          </table:table-cell>
          <table:table-cell table:style-name="ce4" table:formula="of:=IF([.H87]=[.I87];[.A87];[.H87]&amp;[.I87])" office:value-type="string" office:string-value="Buzz">
            <text:p>Buzz</text:p>
          </table:table-cell>
          <table:table-cell table:formula="of:=[.B87]=[.J8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formula="of:=TEXT([.$A88];&quot;0,00&quot;)" office:value-type="string" office:string-value="86,00">
            <text:p>86,00</text:p>
          </table:table-cell>
          <table:table-cell table:formula="of:=MOD([.$A88];[.D$2])" office:value-type="float" office:value="2">
            <text:p>2</text:p>
          </table:table-cell>
          <table:table-cell table:formula="of:=ISNUMBER(SEARCH(&quot;3&quot;;TEXT([.$A88];&quot;0,00&quot;)))" office:value-type="boolean" office:boolean-value="false">
            <text:p>FALSO</text:p>
          </table:table-cell>
          <table:table-cell table:formula="of:=MOD([.$A88];[.F$2])" office:value-type="float" office:value="1">
            <text:p>1</text:p>
          </table:table-cell>
          <table:table-cell table:style-name="ce8" table:formula="of:=ISNUMBER(SEARCH(&quot;5&quot;;TEXT([.$A88];&quot;0,00&quot;)))" office:value-type="boolean" office:boolean-value="false">
            <text:p>FALSO</text:p>
          </table:table-cell>
          <table:table-cell table:formula="of:=IF(OR(0=[.D88];[.E88]);&quot;Fizz&quot;;&quot;&quot;)">
            <text:p/>
          </table:table-cell>
          <table:table-cell table:formula="of:=IF(OR(0=[.F88];[.G88]);&quot;Buzz&quot;;&quot;&quot;)">
            <text:p/>
          </table:table-cell>
          <table:table-cell table:style-name="ce4" table:formula="of:=IF([.H88]=[.I88];[.A88];[.H88]&amp;[.I88])" office:value-type="float" office:value="86">
            <text:p>86</text:p>
          </table:table-cell>
          <table:table-cell table:formula="of:=[.B88]=[.J8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style-name="ce3" office:value-type="string">
            <text:p>Fizz</text:p>
          </table:table-cell>
          <table:table-cell table:formula="of:=TEXT([.$A89];&quot;0,00&quot;)" office:value-type="string" office:string-value="87,00">
            <text:p>87,00</text:p>
          </table:table-cell>
          <table:table-cell table:formula="of:=MOD([.$A89];[.D$2])" office:value-type="float" office:value="0">
            <text:p>0</text:p>
          </table:table-cell>
          <table:table-cell table:formula="of:=ISNUMBER(SEARCH(&quot;3&quot;;TEXT([.$A89];&quot;0,00&quot;)))" office:value-type="boolean" office:boolean-value="false">
            <text:p>FALSO</text:p>
          </table:table-cell>
          <table:table-cell table:formula="of:=MOD([.$A89];[.F$2])" office:value-type="float" office:value="2">
            <text:p>2</text:p>
          </table:table-cell>
          <table:table-cell table:style-name="ce8" table:formula="of:=ISNUMBER(SEARCH(&quot;5&quot;;TEXT([.$A89];&quot;0,00&quot;)))" office:value-type="boolean" office:boolean-value="false">
            <text:p>FALSO</text:p>
          </table:table-cell>
          <table:table-cell table:formula="of:=IF(OR(0=[.D89];[.E89]);&quot;Fizz&quot;;&quot;&quot;)" office:value-type="string" office:string-value="Fizz">
            <text:p>Fizz</text:p>
          </table:table-cell>
          <table:table-cell table:formula="of:=IF(OR(0=[.F89];[.G89]);&quot;Buzz&quot;;&quot;&quot;)">
            <text:p/>
          </table:table-cell>
          <table:table-cell table:style-name="ce4" table:formula="of:=IF([.H89]=[.I89];[.A89];[.H89]&amp;[.I89])" office:value-type="string" office:string-value="Fizz">
            <text:p>Fizz</text:p>
          </table:table-cell>
          <table:table-cell table:formula="of:=[.B89]=[.J8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formula="of:=TEXT([.$A90];&quot;0,00&quot;)" office:value-type="string" office:string-value="88,00">
            <text:p>88,00</text:p>
          </table:table-cell>
          <table:table-cell table:formula="of:=MOD([.$A90];[.D$2])" office:value-type="float" office:value="1">
            <text:p>1</text:p>
          </table:table-cell>
          <table:table-cell table:formula="of:=ISNUMBER(SEARCH(&quot;3&quot;;TEXT([.$A90];&quot;0,00&quot;)))" office:value-type="boolean" office:boolean-value="false">
            <text:p>FALSO</text:p>
          </table:table-cell>
          <table:table-cell table:formula="of:=MOD([.$A90];[.F$2])" office:value-type="float" office:value="3">
            <text:p>3</text:p>
          </table:table-cell>
          <table:table-cell table:style-name="ce8" table:formula="of:=ISNUMBER(SEARCH(&quot;5&quot;;TEXT([.$A90];&quot;0,00&quot;)))" office:value-type="boolean" office:boolean-value="false">
            <text:p>FALSO</text:p>
          </table:table-cell>
          <table:table-cell table:formula="of:=IF(OR(0=[.D90];[.E90]);&quot;Fizz&quot;;&quot;&quot;)">
            <text:p/>
          </table:table-cell>
          <table:table-cell table:formula="of:=IF(OR(0=[.F90];[.G90]);&quot;Buzz&quot;;&quot;&quot;)">
            <text:p/>
          </table:table-cell>
          <table:table-cell table:style-name="ce4" table:formula="of:=IF([.H90]=[.I90];[.A90];[.H90]&amp;[.I90])" office:value-type="float" office:value="88">
            <text:p>88</text:p>
          </table:table-cell>
          <table:table-cell table:formula="of:=[.B90]=[.J9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formula="of:=TEXT([.$A91];&quot;0,00&quot;)" office:value-type="string" office:string-value="89,00">
            <text:p>89,00</text:p>
          </table:table-cell>
          <table:table-cell table:formula="of:=MOD([.$A91];[.D$2])" office:value-type="float" office:value="2">
            <text:p>2</text:p>
          </table:table-cell>
          <table:table-cell table:formula="of:=ISNUMBER(SEARCH(&quot;3&quot;;TEXT([.$A91];&quot;0,00&quot;)))" office:value-type="boolean" office:boolean-value="false">
            <text:p>FALSO</text:p>
          </table:table-cell>
          <table:table-cell table:formula="of:=MOD([.$A91];[.F$2])" office:value-type="float" office:value="4">
            <text:p>4</text:p>
          </table:table-cell>
          <table:table-cell table:style-name="ce8" table:formula="of:=ISNUMBER(SEARCH(&quot;5&quot;;TEXT([.$A91];&quot;0,00&quot;)))" office:value-type="boolean" office:boolean-value="false">
            <text:p>FALSO</text:p>
          </table:table-cell>
          <table:table-cell table:formula="of:=IF(OR(0=[.D91];[.E91]);&quot;Fizz&quot;;&quot;&quot;)">
            <text:p/>
          </table:table-cell>
          <table:table-cell table:formula="of:=IF(OR(0=[.F91];[.G91]);&quot;Buzz&quot;;&quot;&quot;)">
            <text:p/>
          </table:table-cell>
          <table:table-cell table:style-name="ce4" table:formula="of:=IF([.H91]=[.I91];[.A91];[.H91]&amp;[.I91])" office:value-type="float" office:value="89">
            <text:p>89</text:p>
          </table:table-cell>
          <table:table-cell table:formula="of:=[.B91]=[.J9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string">
            <text:p>FizzBuzz</text:p>
          </table:table-cell>
          <table:table-cell table:formula="of:=TEXT([.$A92];&quot;0,00&quot;)" office:value-type="string" office:string-value="90,00">
            <text:p>90,00</text:p>
          </table:table-cell>
          <table:table-cell table:formula="of:=MOD([.$A92];[.D$2])" office:value-type="float" office:value="0">
            <text:p>0</text:p>
          </table:table-cell>
          <table:table-cell table:formula="of:=ISNUMBER(SEARCH(&quot;3&quot;;TEXT([.$A92];&quot;0,00&quot;)))" office:value-type="boolean" office:boolean-value="false">
            <text:p>FALSO</text:p>
          </table:table-cell>
          <table:table-cell table:formula="of:=MOD([.$A92];[.F$2])" office:value-type="float" office:value="0">
            <text:p>0</text:p>
          </table:table-cell>
          <table:table-cell table:style-name="ce8" table:formula="of:=ISNUMBER(SEARCH(&quot;5&quot;;TEXT([.$A92];&quot;0,00&quot;)))" office:value-type="boolean" office:boolean-value="false">
            <text:p>FALSO</text:p>
          </table:table-cell>
          <table:table-cell table:formula="of:=IF(OR(0=[.D92];[.E92]);&quot;Fizz&quot;;&quot;&quot;)" office:value-type="string" office:string-value="Fizz">
            <text:p>Fizz</text:p>
          </table:table-cell>
          <table:table-cell table:formula="of:=IF(OR(0=[.F92];[.G92]);&quot;Buzz&quot;;&quot;&quot;)" office:value-type="string" office:string-value="Buzz">
            <text:p>Buzz</text:p>
          </table:table-cell>
          <table:table-cell table:style-name="ce4" table:formula="of:=IF([.H92]=[.I92];[.A92];[.H92]&amp;[.I92])" office:value-type="string" office:string-value="FizzBuzz">
            <text:p>FizzBuzz</text:p>
          </table:table-cell>
          <table:table-cell table:formula="of:=[.B92]=[.J92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formula="of:=TEXT([.$A93];&quot;0,00&quot;)" office:value-type="string" office:string-value="91,00">
            <text:p>91,00</text:p>
          </table:table-cell>
          <table:table-cell table:formula="of:=MOD([.$A93];[.D$2])" office:value-type="float" office:value="1">
            <text:p>1</text:p>
          </table:table-cell>
          <table:table-cell table:formula="of:=ISNUMBER(SEARCH(&quot;3&quot;;TEXT([.$A93];&quot;0,00&quot;)))" office:value-type="boolean" office:boolean-value="false">
            <text:p>FALSO</text:p>
          </table:table-cell>
          <table:table-cell table:formula="of:=MOD([.$A93];[.F$2])" office:value-type="float" office:value="1">
            <text:p>1</text:p>
          </table:table-cell>
          <table:table-cell table:style-name="ce8" table:formula="of:=ISNUMBER(SEARCH(&quot;5&quot;;TEXT([.$A93];&quot;0,00&quot;)))" office:value-type="boolean" office:boolean-value="false">
            <text:p>FALSO</text:p>
          </table:table-cell>
          <table:table-cell table:formula="of:=IF(OR(0=[.D93];[.E93]);&quot;Fizz&quot;;&quot;&quot;)">
            <text:p/>
          </table:table-cell>
          <table:table-cell table:formula="of:=IF(OR(0=[.F93];[.G93]);&quot;Buzz&quot;;&quot;&quot;)">
            <text:p/>
          </table:table-cell>
          <table:table-cell table:style-name="ce4" table:formula="of:=IF([.H93]=[.I93];[.A93];[.H93]&amp;[.I93])" office:value-type="float" office:value="91">
            <text:p>91</text:p>
          </table:table-cell>
          <table:table-cell table:formula="of:=[.B93]=[.J93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formula="of:=TEXT([.$A94];&quot;0,00&quot;)" office:value-type="string" office:string-value="92,00">
            <text:p>92,00</text:p>
          </table:table-cell>
          <table:table-cell table:formula="of:=MOD([.$A94];[.D$2])" office:value-type="float" office:value="2">
            <text:p>2</text:p>
          </table:table-cell>
          <table:table-cell table:formula="of:=ISNUMBER(SEARCH(&quot;3&quot;;TEXT([.$A94];&quot;0,00&quot;)))" office:value-type="boolean" office:boolean-value="false">
            <text:p>FALSO</text:p>
          </table:table-cell>
          <table:table-cell table:formula="of:=MOD([.$A94];[.F$2])" office:value-type="float" office:value="2">
            <text:p>2</text:p>
          </table:table-cell>
          <table:table-cell table:style-name="ce8" table:formula="of:=ISNUMBER(SEARCH(&quot;5&quot;;TEXT([.$A94];&quot;0,00&quot;)))" office:value-type="boolean" office:boolean-value="false">
            <text:p>FALSO</text:p>
          </table:table-cell>
          <table:table-cell table:formula="of:=IF(OR(0=[.D94];[.E94]);&quot;Fizz&quot;;&quot;&quot;)">
            <text:p/>
          </table:table-cell>
          <table:table-cell table:formula="of:=IF(OR(0=[.F94];[.G94]);&quot;Buzz&quot;;&quot;&quot;)">
            <text:p/>
          </table:table-cell>
          <table:table-cell table:style-name="ce4" table:formula="of:=IF([.H94]=[.I94];[.A94];[.H94]&amp;[.I94])" office:value-type="float" office:value="92">
            <text:p>92</text:p>
          </table:table-cell>
          <table:table-cell table:formula="of:=[.B94]=[.J94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table:style-name="ce3" office:value-type="string">
            <text:p>Fizz</text:p>
          </table:table-cell>
          <table:table-cell table:formula="of:=TEXT([.$A95];&quot;0,00&quot;)" office:value-type="string" office:string-value="93,00">
            <text:p>93,00</text:p>
          </table:table-cell>
          <table:table-cell table:formula="of:=MOD([.$A95];[.D$2])" office:value-type="float" office:value="0">
            <text:p>0</text:p>
          </table:table-cell>
          <table:table-cell table:formula="of:=ISNUMBER(SEARCH(&quot;3&quot;;TEXT([.$A95];&quot;0,00&quot;)))" office:value-type="boolean" office:boolean-value="true">
            <text:p>VERDADERO</text:p>
          </table:table-cell>
          <table:table-cell table:formula="of:=MOD([.$A95];[.F$2])" office:value-type="float" office:value="3">
            <text:p>3</text:p>
          </table:table-cell>
          <table:table-cell table:style-name="ce8" table:formula="of:=ISNUMBER(SEARCH(&quot;5&quot;;TEXT([.$A95];&quot;0,00&quot;)))" office:value-type="boolean" office:boolean-value="false">
            <text:p>FALSO</text:p>
          </table:table-cell>
          <table:table-cell table:formula="of:=IF(OR(0=[.D95];[.E95]);&quot;Fizz&quot;;&quot;&quot;)" office:value-type="string" office:string-value="Fizz">
            <text:p>Fizz</text:p>
          </table:table-cell>
          <table:table-cell table:formula="of:=IF(OR(0=[.F95];[.G95]);&quot;Buzz&quot;;&quot;&quot;)">
            <text:p/>
          </table:table-cell>
          <table:table-cell table:style-name="ce4" table:formula="of:=IF([.H95]=[.I95];[.A95];[.H95]&amp;[.I95])" office:value-type="string" office:string-value="Fizz">
            <text:p>Fizz</text:p>
          </table:table-cell>
          <table:table-cell table:formula="of:=[.B95]=[.J95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formula="of:=TEXT([.$A96];&quot;0,00&quot;)" office:value-type="string" office:string-value="94,00">
            <text:p>94,00</text:p>
          </table:table-cell>
          <table:table-cell table:formula="of:=MOD([.$A96];[.D$2])" office:value-type="float" office:value="1">
            <text:p>1</text:p>
          </table:table-cell>
          <table:table-cell table:formula="of:=ISNUMBER(SEARCH(&quot;3&quot;;TEXT([.$A96];&quot;0,00&quot;)))" office:value-type="boolean" office:boolean-value="false">
            <text:p>FALSO</text:p>
          </table:table-cell>
          <table:table-cell table:formula="of:=MOD([.$A96];[.F$2])" office:value-type="float" office:value="4">
            <text:p>4</text:p>
          </table:table-cell>
          <table:table-cell table:style-name="ce8" table:formula="of:=ISNUMBER(SEARCH(&quot;5&quot;;TEXT([.$A96];&quot;0,00&quot;)))" office:value-type="boolean" office:boolean-value="false">
            <text:p>FALSO</text:p>
          </table:table-cell>
          <table:table-cell table:formula="of:=IF(OR(0=[.D96];[.E96]);&quot;Fizz&quot;;&quot;&quot;)">
            <text:p/>
          </table:table-cell>
          <table:table-cell table:formula="of:=IF(OR(0=[.F96];[.G96]);&quot;Buzz&quot;;&quot;&quot;)">
            <text:p/>
          </table:table-cell>
          <table:table-cell table:style-name="ce4" table:formula="of:=IF([.H96]=[.I96];[.A96];[.H96]&amp;[.I96])" office:value-type="float" office:value="94">
            <text:p>94</text:p>
          </table:table-cell>
          <table:table-cell table:formula="of:=[.B96]=[.J96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style-name="ce3" office:value-type="string">
            <text:p>Buzz</text:p>
          </table:table-cell>
          <table:table-cell table:formula="of:=TEXT([.$A97];&quot;0,00&quot;)" office:value-type="string" office:string-value="95,00">
            <text:p>95,00</text:p>
          </table:table-cell>
          <table:table-cell table:formula="of:=MOD([.$A97];[.D$2])" office:value-type="float" office:value="2">
            <text:p>2</text:p>
          </table:table-cell>
          <table:table-cell table:formula="of:=ISNUMBER(SEARCH(&quot;3&quot;;TEXT([.$A97];&quot;0,00&quot;)))" office:value-type="boolean" office:boolean-value="false">
            <text:p>FALSO</text:p>
          </table:table-cell>
          <table:table-cell table:formula="of:=MOD([.$A97];[.F$2])" office:value-type="float" office:value="0">
            <text:p>0</text:p>
          </table:table-cell>
          <table:table-cell table:style-name="ce8" table:formula="of:=ISNUMBER(SEARCH(&quot;5&quot;;TEXT([.$A97];&quot;0,00&quot;)))" office:value-type="boolean" office:boolean-value="true">
            <text:p>VERDADERO</text:p>
          </table:table-cell>
          <table:table-cell table:formula="of:=IF(OR(0=[.D97];[.E97]);&quot;Fizz&quot;;&quot;&quot;)">
            <text:p/>
          </table:table-cell>
          <table:table-cell table:formula="of:=IF(OR(0=[.F97];[.G97]);&quot;Buzz&quot;;&quot;&quot;)" office:value-type="string" office:string-value="Buzz">
            <text:p>Buzz</text:p>
          </table:table-cell>
          <table:table-cell table:style-name="ce4" table:formula="of:=IF([.H97]=[.I97];[.A97];[.H97]&amp;[.I97])" office:value-type="string" office:string-value="Buzz">
            <text:p>Buzz</text:p>
          </table:table-cell>
          <table:table-cell table:formula="of:=[.B97]=[.J97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table:style-name="ce3" office:value-type="string">
            <text:p>Fizz</text:p>
          </table:table-cell>
          <table:table-cell table:formula="of:=TEXT([.$A98];&quot;0,00&quot;)" office:value-type="string" office:string-value="96,00">
            <text:p>96,00</text:p>
          </table:table-cell>
          <table:table-cell table:formula="of:=MOD([.$A98];[.D$2])" office:value-type="float" office:value="0">
            <text:p>0</text:p>
          </table:table-cell>
          <table:table-cell table:formula="of:=ISNUMBER(SEARCH(&quot;3&quot;;TEXT([.$A98];&quot;0,00&quot;)))" office:value-type="boolean" office:boolean-value="false">
            <text:p>FALSO</text:p>
          </table:table-cell>
          <table:table-cell table:formula="of:=MOD([.$A98];[.F$2])" office:value-type="float" office:value="1">
            <text:p>1</text:p>
          </table:table-cell>
          <table:table-cell table:style-name="ce8" table:formula="of:=ISNUMBER(SEARCH(&quot;5&quot;;TEXT([.$A98];&quot;0,00&quot;)))" office:value-type="boolean" office:boolean-value="false">
            <text:p>FALSO</text:p>
          </table:table-cell>
          <table:table-cell table:formula="of:=IF(OR(0=[.D98];[.E98]);&quot;Fizz&quot;;&quot;&quot;)" office:value-type="string" office:string-value="Fizz">
            <text:p>Fizz</text:p>
          </table:table-cell>
          <table:table-cell table:formula="of:=IF(OR(0=[.F98];[.G98]);&quot;Buzz&quot;;&quot;&quot;)">
            <text:p/>
          </table:table-cell>
          <table:table-cell table:style-name="ce4" table:formula="of:=IF([.H98]=[.I98];[.A98];[.H98]&amp;[.I98])" office:value-type="string" office:string-value="Fizz">
            <text:p>Fizz</text:p>
          </table:table-cell>
          <table:table-cell table:formula="of:=[.B98]=[.J98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formula="of:=TEXT([.$A99];&quot;0,00&quot;)" office:value-type="string" office:string-value="97,00">
            <text:p>97,00</text:p>
          </table:table-cell>
          <table:table-cell table:formula="of:=MOD([.$A99];[.D$2])" office:value-type="float" office:value="1">
            <text:p>1</text:p>
          </table:table-cell>
          <table:table-cell table:formula="of:=ISNUMBER(SEARCH(&quot;3&quot;;TEXT([.$A99];&quot;0,00&quot;)))" office:value-type="boolean" office:boolean-value="false">
            <text:p>FALSO</text:p>
          </table:table-cell>
          <table:table-cell table:formula="of:=MOD([.$A99];[.F$2])" office:value-type="float" office:value="2">
            <text:p>2</text:p>
          </table:table-cell>
          <table:table-cell table:style-name="ce8" table:formula="of:=ISNUMBER(SEARCH(&quot;5&quot;;TEXT([.$A99];&quot;0,00&quot;)))" office:value-type="boolean" office:boolean-value="false">
            <text:p>FALSO</text:p>
          </table:table-cell>
          <table:table-cell table:formula="of:=IF(OR(0=[.D99];[.E99]);&quot;Fizz&quot;;&quot;&quot;)">
            <text:p/>
          </table:table-cell>
          <table:table-cell table:formula="of:=IF(OR(0=[.F99];[.G99]);&quot;Buzz&quot;;&quot;&quot;)">
            <text:p/>
          </table:table-cell>
          <table:table-cell table:style-name="ce4" table:formula="of:=IF([.H99]=[.I99];[.A99];[.H99]&amp;[.I99])" office:value-type="float" office:value="97">
            <text:p>97</text:p>
          </table:table-cell>
          <table:table-cell table:formula="of:=[.B99]=[.J99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formula="of:=TEXT([.$A100];&quot;0,00&quot;)" office:value-type="string" office:string-value="98,00">
            <text:p>98,00</text:p>
          </table:table-cell>
          <table:table-cell table:formula="of:=MOD([.$A100];[.D$2])" office:value-type="float" office:value="2">
            <text:p>2</text:p>
          </table:table-cell>
          <table:table-cell table:formula="of:=ISNUMBER(SEARCH(&quot;3&quot;;TEXT([.$A100];&quot;0,00&quot;)))" office:value-type="boolean" office:boolean-value="false">
            <text:p>FALSO</text:p>
          </table:table-cell>
          <table:table-cell table:formula="of:=MOD([.$A100];[.F$2])" office:value-type="float" office:value="3">
            <text:p>3</text:p>
          </table:table-cell>
          <table:table-cell table:style-name="ce8" table:formula="of:=ISNUMBER(SEARCH(&quot;5&quot;;TEXT([.$A100];&quot;0,00&quot;)))" office:value-type="boolean" office:boolean-value="false">
            <text:p>FALSO</text:p>
          </table:table-cell>
          <table:table-cell table:formula="of:=IF(OR(0=[.D100];[.E100]);&quot;Fizz&quot;;&quot;&quot;)">
            <text:p/>
          </table:table-cell>
          <table:table-cell table:formula="of:=IF(OR(0=[.F100];[.G100]);&quot;Buzz&quot;;&quot;&quot;)">
            <text:p/>
          </table:table-cell>
          <table:table-cell table:style-name="ce4" table:formula="of:=IF([.H100]=[.I100];[.A100];[.H100]&amp;[.I100])" office:value-type="float" office:value="98">
            <text:p>98</text:p>
          </table:table-cell>
          <table:table-cell table:formula="of:=[.B100]=[.J100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table:style-name="ce3" office:value-type="string">
            <text:p>Fizz</text:p>
          </table:table-cell>
          <table:table-cell table:formula="of:=TEXT([.$A101];&quot;0,00&quot;)" office:value-type="string" office:string-value="99,00">
            <text:p>99,00</text:p>
          </table:table-cell>
          <table:table-cell table:formula="of:=MOD([.$A101];[.D$2])" office:value-type="float" office:value="0">
            <text:p>0</text:p>
          </table:table-cell>
          <table:table-cell table:formula="of:=ISNUMBER(SEARCH(&quot;3&quot;;TEXT([.$A101];&quot;0,00&quot;)))" office:value-type="boolean" office:boolean-value="false">
            <text:p>FALSO</text:p>
          </table:table-cell>
          <table:table-cell table:formula="of:=MOD([.$A101];[.F$2])" office:value-type="float" office:value="4">
            <text:p>4</text:p>
          </table:table-cell>
          <table:table-cell table:style-name="ce8" table:formula="of:=ISNUMBER(SEARCH(&quot;5&quot;;TEXT([.$A101];&quot;0,00&quot;)))" office:value-type="boolean" office:boolean-value="false">
            <text:p>FALSO</text:p>
          </table:table-cell>
          <table:table-cell table:formula="of:=IF(OR(0=[.D101];[.E101]);&quot;Fizz&quot;;&quot;&quot;)" office:value-type="string" office:string-value="Fizz">
            <text:p>Fizz</text:p>
          </table:table-cell>
          <table:table-cell table:formula="of:=IF(OR(0=[.F101];[.G101]);&quot;Buzz&quot;;&quot;&quot;)">
            <text:p/>
          </table:table-cell>
          <table:table-cell table:style-name="ce4" table:formula="of:=IF([.H101]=[.I101];[.A101];[.H101]&amp;[.I101])" office:value-type="string" office:string-value="Fizz">
            <text:p>Fizz</text:p>
          </table:table-cell>
          <table:table-cell table:formula="of:=[.B101]=[.J101]" office:value-type="boolean" office:boolean-value="true">
            <text:p>VERDADERO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string">
            <text:p>Buzz</text:p>
          </table:table-cell>
          <table:table-cell table:formula="of:=TEXT([.$A102];&quot;0,00&quot;)" office:value-type="string" office:string-value="100,00">
            <text:p>100,00</text:p>
          </table:table-cell>
          <table:table-cell table:formula="of:=MOD([.$A102];[.D$2])" office:value-type="float" office:value="1">
            <text:p>1</text:p>
          </table:table-cell>
          <table:table-cell table:formula="of:=ISNUMBER(SEARCH(&quot;3&quot;;TEXT([.$A102];&quot;0,00&quot;)))" office:value-type="boolean" office:boolean-value="false">
            <text:p>FALSO</text:p>
          </table:table-cell>
          <table:table-cell table:formula="of:=MOD([.$A102];[.F$2])" office:value-type="float" office:value="0">
            <text:p>0</text:p>
          </table:table-cell>
          <table:table-cell table:style-name="ce8" table:formula="of:=ISNUMBER(SEARCH(&quot;5&quot;;TEXT([.$A102];&quot;0,00&quot;)))" office:value-type="boolean" office:boolean-value="false">
            <text:p>FALSO</text:p>
          </table:table-cell>
          <table:table-cell table:formula="of:=IF(OR(0=[.D102];[.E102]);&quot;Fizz&quot;;&quot;&quot;)">
            <text:p/>
          </table:table-cell>
          <table:table-cell table:formula="of:=IF(OR(0=[.F102];[.G102]);&quot;Buzz&quot;;&quot;&quot;)" office:value-type="string" office:string-value="Buzz">
            <text:p>Buzz</text:p>
          </table:table-cell>
          <table:table-cell table:style-name="ce4" table:formula="of:=IF([.H102]=[.I102];[.A102];[.H102]&amp;[.I102])" office:value-type="string" office:string-value="Buzz">
            <text:p>Buzz</text:p>
          </table:table-cell>
          <table:table-cell table:formula="of:=[.B102]=[.J102]" office:value-type="boolean" office:boolean-value="true">
            <text:p>VERDADERO</text:p>
          </table:table-cell>
          <table:table-cell table:number-columns-repeated="4"/>
        </table:table-row>
        <table:table-row table:style-name="ro1" table:number-rows-repeated="10484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database-ranges>
        <table:database-range table:target-range-address="Sheet1.A2:Sheet1.J10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008000" fo:font-weight="bold" style:font-weight-asian="normal"/>
    </style:style>
    <style:style style:name="Untitled2" style:family="table-cell" style:parent-style-name="Default">
      <style:text-properties fo:color="#800000" style:text-line-through-style="solid" fo:font-style="italic" fo:font-weight="bold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5">15/03/2011</text:date>, <text:time>21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 </meta:initial-creator>
    <meta:creation-date>2011-03-15T13:15:32</meta:creation-date>
    <dc:date>2011-03-15T21:11:13</dc:date>
    <dc:creator>migu </dc:creator>
    <meta:editing-duration>PT37M28S</meta:editing-duration>
    <meta:editing-cycles>2</meta:editing-cycles>
    <meta:generator>LibreOffice/3.3$Unix LibreOffice_project/330m19$Build-8</meta:generator>
    <meta:document-statistic meta:table-count="3" meta:cell-count="1114" meta:object-count="0"/>
  </office:meta>
</office:document-meta>
</file>